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1.013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6028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2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36pt" style:font-size-asian="36pt" style:font-size-complex="36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9" style:family="table-cell" style:parent-style-name="Default">
      <style:text-properties fo:font-size="36pt" style:font-size-asian="36pt" style:font-size-complex="36pt"/>
    </style:style>
    <style:style style:name="ce3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1" style:family="table-cell" style:parent-style-name="Default">
      <style:table-cell-properties fo:border="0.0008in solid #000000"/>
      <style:text-properties fo:font-size="36pt" style:font-size-asian="36pt" style:font-size-complex="36pt"/>
    </style:style>
    <style:style style:name="ce32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5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8" style:family="table-cell" style:parent-style-name="Excel_20_Built-in_20_Normal" style:data-style-name="N126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 style:data-style-name="N126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7-3-X-4-4-4-X-4-X-X-3-9-1-X-1-3~6">
            <text:p>7-3-X-4-4-4-X-4-X-X-3-9-1-X-1-3~6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39">
            <text:p>3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46">
            <text:p>4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46">
            <text:p>4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63">
            <text:p>6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63">
            <text:p>6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59">
            <text:p>5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63">
            <text:p>6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59">
            <text:p>5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40">
            <text:p>4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39">
            <text:p>3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46">
            <text:p>4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45">
            <text:p>4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52">
            <text:p>5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46">
            <text:p>4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37">
            <text:p>3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41">
            <text:p>4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45">
            <text:p>4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41">
            <text:p>4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37">
            <text:p>3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41">
            <text:p>4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39">
            <text:p>3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46">
            <text:p>4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41">
            <text:p>4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46">
            <text:p>4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7-3-X-4-4-4-X-4-X-X-3-9-1-X-1-3~6">
            <text:p>7-3-X-4-4-4-X-4-X-X-3-9-1-X-1-3~6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90">
            <text:p>9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90">
            <text:p>9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Graphics" table:style-name="ta2" table:print="false">
        <office:forms form:automatic-focus="false" form:apply-design-mode="false"/>
        <table:table-column table:style-name="co3" table:number-columns-repeated="10" table:default-cell-style-name="ce26"/>
        <table:table-column table:style-name="co3" table:default-cell-style-name="ce27"/>
        <table:table-column table:style-name="co3" table:number-columns-repeated="7" table:default-cell-style-name="ce26"/>
        <table:table-column table:style-name="co4" table:default-cell-style-name="ce4"/>
        <table:table-column table:style-name="co5" table:number-columns-repeated="214" table:default-cell-style-name="ce4"/>
        <table:table-column table:style-name="co5" table:number-columns-repeated="3" table:default-cell-style-name="ce21"/>
        <table:table-row table:style-name="ro3">
          <table:table-cell table:style-name="ce24" office:value-type="float" office:value="11">
            <text:p>11</text:p>
          </table:table-cell>
          <table:table-cell table:style-name="ce31" office:value-type="string">
            <text:p>B</text:p>
          </table:table-cell>
          <table:table-cell table:style-name="ce24" table:formula="of:=IF(OR([Mechanics.A$23]=[.$A1];[Mechanics.A$27]=[.$A1];[Mechanics.A$31]=[.$A1];[Mechanics.A$35]=[.$A1];[Mechanics.$R$23]=[.$A1]);&quot;X&quot;;&quot;&quot;)" office:value-type="string" office:string-value="X">
            <text:p>X</text:p>
          </table:table-cell>
          <table:table-cell table:style-name="ce24" table:formula="of:=IF(OR([Mechanics.B$23]=[.$A1];[Mechanics.B$27]=[.$A1];[Mechanics.B$31]=[.$A1];[Mechanics.B$35]=[.$A1];[Mechanics.$R$23]=[.$A1]);&quot;X&quot;;&quot;&quot;)">
            <text:p/>
          </table:table-cell>
          <table:table-cell table:style-name="ce24" table:formula="of:=IF(OR([Mechanics.C$23]=[.$A1];[Mechanics.C$27]=[.$A1];[Mechanics.C$31]=[.$A1];[Mechanics.C$35]=[.$A1];[Mechanics.$R$23]=[.$A1]);&quot;X&quot;;&quot;&quot;)">
            <text:p/>
          </table:table-cell>
          <table:table-cell table:style-name="ce24" table:formula="of:=IF(OR([Mechanics.D$23]=[.$A1];[Mechanics.D$27]=[.$A1];[Mechanics.D$31]=[.$A1];[Mechanics.D$35]=[.$A1];[Mechanics.$R$23]=[.$A1]);&quot;X&quot;;&quot;&quot;)" office:value-type="string" office:string-value="X">
            <text:p>X</text:p>
          </table:table-cell>
          <table:table-cell table:style-name="ce24" table:formula="of:=IF(OR([Mechanics.E$23]=[.$A1];[Mechanics.E$27]=[.$A1];[Mechanics.E$31]=[.$A1];[Mechanics.E$35]=[.$A1];[Mechanics.$R$23]=[.$A1]);&quot;X&quot;;&quot;&quot;)" office:value-type="string" office:string-value="X">
            <text:p>X</text:p>
          </table:table-cell>
          <table:table-cell table:style-name="ce24" table:formula="of:=IF(OR([Mechanics.F$23]=[.$A1];[Mechanics.F$27]=[.$A1];[Mechanics.F$31]=[.$A1];[Mechanics.F$35]=[.$A1];[Mechanics.$R$23]=[.$A1]);&quot;X&quot;;&quot;&quot;)" office:value-type="string" office:string-value="X">
            <text:p>X</text:p>
          </table:table-cell>
          <table:table-cell table:style-name="ce24" table:formula="of:=IF(OR([Mechanics.G$23]=[.$A1];[Mechanics.G$27]=[.$A1];[Mechanics.G$31]=[.$A1];[Mechanics.G$35]=[.$A1];[Mechanics.$R$23]=[.$A1]);&quot;X&quot;;&quot;&quot;)">
            <text:p/>
          </table:table-cell>
          <table:table-cell table:style-name="ce24" table:formula="of:=IF(OR([Mechanics.H$23]=[.$A1];[Mechanics.H$27]=[.$A1];[Mechanics.H$31]=[.$A1];[Mechanics.H$35]=[.$A1];[Mechanics.$R$23]=[.$A1]);&quot;X&quot;;&quot;&quot;)" office:value-type="string" office:string-value="X">
            <text:p>X</text:p>
          </table:table-cell>
          <table:table-cell table:style-name="ce24" table:formula="of:=IF(OR([Mechanics.I$23]=[.$A1];[Mechanics.I$27]=[.$A1];[Mechanics.I$31]=[.$A1];[Mechanics.I$35]=[.$A1];[Mechanics.$R$23]=[.$A1]);&quot;X&quot;;&quot;&quot;)">
            <text:p/>
          </table:table-cell>
          <table:table-cell table:style-name="ce24" table:formula="of:=IF(OR([Mechanics.J$23]=[.$A1];[Mechanics.J$27]=[.$A1];[Mechanics.J$31]=[.$A1];[Mechanics.J$35]=[.$A1];[Mechanics.$R$23]=[.$A1]);&quot;X&quot;;&quot;&quot;)">
            <text:p/>
          </table:table-cell>
          <table:table-cell table:style-name="ce24" table:formula="of:=IF(OR([Mechanics.K$23]=[.$A1];[Mechanics.K$27]=[.$A1];[Mechanics.K$31]=[.$A1];[Mechanics.K$35]=[.$A1];[Mechanics.$R$23]=[.$A1]);&quot;X&quot;;&quot;&quot;)">
            <text:p/>
          </table:table-cell>
          <table:table-cell table:style-name="ce24" table:formula="of:=IF(OR([Mechanics.L$23]=[.$A1];[Mechanics.L$27]=[.$A1];[Mechanics.L$31]=[.$A1];[Mechanics.L$35]=[.$A1];[Mechanics.$R$23]=[.$A1]);&quot;X&quot;;&quot;&quot;)">
            <text:p/>
          </table:table-cell>
          <table:table-cell table:style-name="ce24" table:formula="of:=IF(OR([Mechanics.M$23]=[.$A1];[Mechanics.M$27]=[.$A1];[Mechanics.M$31]=[.$A1];[Mechanics.M$35]=[.$A1];[Mechanics.$R$23]=[.$A1]);&quot;X&quot;;&quot;&quot;)">
            <text:p/>
          </table:table-cell>
          <table:table-cell table:style-name="ce24" table:formula="of:=IF(OR([Mechanics.N$23]=[.$A1];[Mechanics.N$27]=[.$A1];[Mechanics.N$31]=[.$A1];[Mechanics.N$35]=[.$A1];[Mechanics.$R$23]=[.$A1]);&quot;X&quot;;&quot;&quot;)">
            <text:p/>
          </table:table-cell>
          <table:table-cell table:style-name="ce24" table:formula="of:=IF(OR([Mechanics.O$23]=[.$A1];[Mechanics.O$27]=[.$A1];[Mechanics.O$31]=[.$A1];[Mechanics.O$35]=[.$A1];[Mechanics.$R$23]=[.$A1]);&quot;X&quot;;&quot;&quot;)">
            <text:p/>
          </table:table-cell>
          <table:table-cell table:style-name="ce24" table:formula="of:=IF(OR([Mechanics.P$23]=[.$A1];[Mechanics.P$27]=[.$A1];[Mechanics.P$31]=[.$A1];[Mechanics.P$35]=[.$A1];[Mechanics.$R$23]=[.$A1]);&quot;X&quot;;&quot;&quot;)">
            <text:p/>
          </table:table-cell>
          <table:table-cell table:number-columns-repeated="218"/>
        </table:table-row>
        <table:table-row table:style-name="ro3">
          <table:table-cell table:style-name="ce24" office:value-type="float" office:value="10">
            <text:p>10</text:p>
          </table:table-cell>
          <table:table-cell table:style-name="ce31" office:value-type="string">
            <text:p>A#</text:p>
          </table:table-cell>
          <table:table-cell table:style-name="ce24" table:formula="of:=IF(OR([Mechanics.A$23]=[.$A2];[Mechanics.A$27]=[.$A2];[Mechanics.A$31]=[.$A2];[Mechanics.A$35]=[.$A2];[Mechanics.$R$23]=[.$A2]);&quot;X&quot;;&quot;&quot;)">
            <text:p/>
          </table:table-cell>
          <table:table-cell table:style-name="ce24" table:formula="of:=IF(OR([Mechanics.B$23]=[.$A2];[Mechanics.B$27]=[.$A2];[Mechanics.B$31]=[.$A2];[Mechanics.B$35]=[.$A2];[Mechanics.$R$23]=[.$A2]);&quot;X&quot;;&quot;&quot;)" office:value-type="string" office:string-value="X">
            <text:p>X</text:p>
          </table:table-cell>
          <table:table-cell table:style-name="ce24" table:formula="of:=IF(OR([Mechanics.C$23]=[.$A2];[Mechanics.C$27]=[.$A2];[Mechanics.C$31]=[.$A2];[Mechanics.C$35]=[.$A2];[Mechanics.$R$23]=[.$A2]);&quot;X&quot;;&quot;&quot;)">
            <text:p/>
          </table:table-cell>
          <table:table-cell table:style-name="ce24" table:formula="of:=IF(OR([Mechanics.D$23]=[.$A2];[Mechanics.D$27]=[.$A2];[Mechanics.D$31]=[.$A2];[Mechanics.D$35]=[.$A2];[Mechanics.$R$23]=[.$A2]);&quot;X&quot;;&quot;&quot;)">
            <text:p/>
          </table:table-cell>
          <table:table-cell table:style-name="ce24" table:formula="of:=IF(OR([Mechanics.E$23]=[.$A2];[Mechanics.E$27]=[.$A2];[Mechanics.E$31]=[.$A2];[Mechanics.E$35]=[.$A2];[Mechanics.$R$23]=[.$A2]);&quot;X&quot;;&quot;&quot;)">
            <text:p/>
          </table:table-cell>
          <table:table-cell table:style-name="ce24" table:formula="of:=IF(OR([Mechanics.F$23]=[.$A2];[Mechanics.F$27]=[.$A2];[Mechanics.F$31]=[.$A2];[Mechanics.F$35]=[.$A2];[Mechanics.$R$23]=[.$A2]);&quot;X&quot;;&quot;&quot;)">
            <text:p/>
          </table:table-cell>
          <table:table-cell table:style-name="ce24" table:formula="of:=IF(OR([Mechanics.G$23]=[.$A2];[Mechanics.G$27]=[.$A2];[Mechanics.G$31]=[.$A2];[Mechanics.G$35]=[.$A2];[Mechanics.$R$23]=[.$A2]);&quot;X&quot;;&quot;&quot;)">
            <text:p/>
          </table:table-cell>
          <table:table-cell table:style-name="ce24" table:formula="of:=IF(OR([Mechanics.H$23]=[.$A2];[Mechanics.H$27]=[.$A2];[Mechanics.H$31]=[.$A2];[Mechanics.H$35]=[.$A2];[Mechanics.$R$23]=[.$A2]);&quot;X&quot;;&quot;&quot;)">
            <text:p/>
          </table:table-cell>
          <table:table-cell table:style-name="ce24" table:formula="of:=IF(OR([Mechanics.I$23]=[.$A2];[Mechanics.I$27]=[.$A2];[Mechanics.I$31]=[.$A2];[Mechanics.I$35]=[.$A2];[Mechanics.$R$23]=[.$A2]);&quot;X&quot;;&quot;&quot;)">
            <text:p/>
          </table:table-cell>
          <table:table-cell table:style-name="ce24" table:formula="of:=IF(OR([Mechanics.J$23]=[.$A2];[Mechanics.J$27]=[.$A2];[Mechanics.J$31]=[.$A2];[Mechanics.J$35]=[.$A2];[Mechanics.$R$23]=[.$A2]);&quot;X&quot;;&quot;&quot;)">
            <text:p/>
          </table:table-cell>
          <table:table-cell table:style-name="ce24" table:formula="of:=IF(OR([Mechanics.K$23]=[.$A2];[Mechanics.K$27]=[.$A2];[Mechanics.K$31]=[.$A2];[Mechanics.K$35]=[.$A2];[Mechanics.$R$23]=[.$A2]);&quot;X&quot;;&quot;&quot;)" office:value-type="string" office:string-value="X">
            <text:p>X</text:p>
          </table:table-cell>
          <table:table-cell table:style-name="ce24" table:formula="of:=IF(OR([Mechanics.L$23]=[.$A2];[Mechanics.L$27]=[.$A2];[Mechanics.L$31]=[.$A2];[Mechanics.L$35]=[.$A2];[Mechanics.$R$23]=[.$A2]);&quot;X&quot;;&quot;&quot;)">
            <text:p/>
          </table:table-cell>
          <table:table-cell table:style-name="ce24" table:formula="of:=IF(OR([Mechanics.M$23]=[.$A2];[Mechanics.M$27]=[.$A2];[Mechanics.M$31]=[.$A2];[Mechanics.M$35]=[.$A2];[Mechanics.$R$23]=[.$A2]);&quot;X&quot;;&quot;&quot;)">
            <text:p/>
          </table:table-cell>
          <table:table-cell table:style-name="ce24" table:formula="of:=IF(OR([Mechanics.N$23]=[.$A2];[Mechanics.N$27]=[.$A2];[Mechanics.N$31]=[.$A2];[Mechanics.N$35]=[.$A2];[Mechanics.$R$23]=[.$A2]);&quot;X&quot;;&quot;&quot;)">
            <text:p/>
          </table:table-cell>
          <table:table-cell table:style-name="ce24" table:formula="of:=IF(OR([Mechanics.O$23]=[.$A2];[Mechanics.O$27]=[.$A2];[Mechanics.O$31]=[.$A2];[Mechanics.O$35]=[.$A2];[Mechanics.$R$23]=[.$A2]);&quot;X&quot;;&quot;&quot;)">
            <text:p/>
          </table:table-cell>
          <table:table-cell table:style-name="ce24" table:formula="of:=IF(OR([Mechanics.P$23]=[.$A2];[Mechanics.P$27]=[.$A2];[Mechanics.P$31]=[.$A2];[Mechanics.P$35]=[.$A2];[Mechanics.$R$23]=[.$A2]);&quot;X&quot;;&quot;&quot;)" office:value-type="string" office:string-value="X">
            <text:p>X</text:p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1" office:value-type="string">
            <text:p>A</text:p>
          </table:table-cell>
          <table:table-cell table:style-name="ce24" table:formula="of:=IF(OR([Mechanics.A$23]=[.$A3];[Mechanics.A$27]=[.$A3];[Mechanics.A$31]=[.$A3];[Mechanics.A$35]=[.$A3];[Mechanics.$R$23]=[.$A3]);&quot;X&quot;;&quot;&quot;)">
            <text:p/>
          </table:table-cell>
          <table:table-cell table:style-name="ce24" table:formula="of:=IF(OR([Mechanics.B$23]=[.$A3];[Mechanics.B$27]=[.$A3];[Mechanics.B$31]=[.$A3];[Mechanics.B$35]=[.$A3];[Mechanics.$R$23]=[.$A3]);&quot;X&quot;;&quot;&quot;)">
            <text:p/>
          </table:table-cell>
          <table:table-cell table:style-name="ce24" table:formula="of:=IF(OR([Mechanics.C$23]=[.$A3];[Mechanics.C$27]=[.$A3];[Mechanics.C$31]=[.$A3];[Mechanics.C$35]=[.$A3];[Mechanics.$R$23]=[.$A3]);&quot;X&quot;;&quot;&quot;)">
            <text:p/>
          </table:table-cell>
          <table:table-cell table:style-name="ce24" table:formula="of:=IF(OR([Mechanics.D$23]=[.$A3];[Mechanics.D$27]=[.$A3];[Mechanics.D$31]=[.$A3];[Mechanics.D$35]=[.$A3];[Mechanics.$R$23]=[.$A3]);&quot;X&quot;;&quot;&quot;)">
            <text:p/>
          </table:table-cell>
          <table:table-cell table:style-name="ce24" table:formula="of:=IF(OR([Mechanics.E$23]=[.$A3];[Mechanics.E$27]=[.$A3];[Mechanics.E$31]=[.$A3];[Mechanics.E$35]=[.$A3];[Mechanics.$R$23]=[.$A3]);&quot;X&quot;;&quot;&quot;)">
            <text:p/>
          </table:table-cell>
          <table:table-cell table:style-name="ce24" table:formula="of:=IF(OR([Mechanics.F$23]=[.$A3];[Mechanics.F$27]=[.$A3];[Mechanics.F$31]=[.$A3];[Mechanics.F$35]=[.$A3];[Mechanics.$R$23]=[.$A3]);&quot;X&quot;;&quot;&quot;)">
            <text:p/>
          </table:table-cell>
          <table:table-cell table:style-name="ce24" table:formula="of:=IF(OR([Mechanics.G$23]=[.$A3];[Mechanics.G$27]=[.$A3];[Mechanics.G$31]=[.$A3];[Mechanics.G$35]=[.$A3];[Mechanics.$R$23]=[.$A3]);&quot;X&quot;;&quot;&quot;)">
            <text:p/>
          </table:table-cell>
          <table:table-cell table:style-name="ce24" table:formula="of:=IF(OR([Mechanics.H$23]=[.$A3];[Mechanics.H$27]=[.$A3];[Mechanics.H$31]=[.$A3];[Mechanics.H$35]=[.$A3];[Mechanics.$R$23]=[.$A3]);&quot;X&quot;;&quot;&quot;)">
            <text:p/>
          </table:table-cell>
          <table:table-cell table:style-name="ce24" table:formula="of:=IF(OR([Mechanics.I$23]=[.$A3];[Mechanics.I$27]=[.$A3];[Mechanics.I$31]=[.$A3];[Mechanics.I$35]=[.$A3];[Mechanics.$R$23]=[.$A3]);&quot;X&quot;;&quot;&quot;)">
            <text:p/>
          </table:table-cell>
          <table:table-cell table:style-name="ce24" table:formula="of:=IF(OR([Mechanics.J$23]=[.$A3];[Mechanics.J$27]=[.$A3];[Mechanics.J$31]=[.$A3];[Mechanics.J$35]=[.$A3];[Mechanics.$R$23]=[.$A3]);&quot;X&quot;;&quot;&quot;)">
            <text:p/>
          </table:table-cell>
          <table:table-cell table:style-name="ce24" table:formula="of:=IF(OR([Mechanics.K$23]=[.$A3];[Mechanics.K$27]=[.$A3];[Mechanics.K$31]=[.$A3];[Mechanics.K$35]=[.$A3];[Mechanics.$R$23]=[.$A3]);&quot;X&quot;;&quot;&quot;)">
            <text:p/>
          </table:table-cell>
          <table:table-cell table:style-name="ce24" table:formula="of:=IF(OR([Mechanics.L$23]=[.$A3];[Mechanics.L$27]=[.$A3];[Mechanics.L$31]=[.$A3];[Mechanics.L$35]=[.$A3];[Mechanics.$R$23]=[.$A3]);&quot;X&quot;;&quot;&quot;)" office:value-type="string" office:string-value="X">
            <text:p>X</text:p>
          </table:table-cell>
          <table:table-cell table:style-name="ce24" table:formula="of:=IF(OR([Mechanics.M$23]=[.$A3];[Mechanics.M$27]=[.$A3];[Mechanics.M$31]=[.$A3];[Mechanics.M$35]=[.$A3];[Mechanics.$R$23]=[.$A3]);&quot;X&quot;;&quot;&quot;)">
            <text:p/>
          </table:table-cell>
          <table:table-cell table:style-name="ce24" table:formula="of:=IF(OR([Mechanics.N$23]=[.$A3];[Mechanics.N$27]=[.$A3];[Mechanics.N$31]=[.$A3];[Mechanics.N$35]=[.$A3];[Mechanics.$R$23]=[.$A3]);&quot;X&quot;;&quot;&quot;)">
            <text:p/>
          </table:table-cell>
          <table:table-cell table:style-name="ce24" table:formula="of:=IF(OR([Mechanics.O$23]=[.$A3];[Mechanics.O$27]=[.$A3];[Mechanics.O$31]=[.$A3];[Mechanics.O$35]=[.$A3];[Mechanics.$R$23]=[.$A3]);&quot;X&quot;;&quot;&quot;)">
            <text:p/>
          </table:table-cell>
          <table:table-cell table:style-name="ce24" table:formula="of:=IF(OR([Mechanics.P$23]=[.$A3];[Mechanics.P$27]=[.$A3];[Mechanics.P$31]=[.$A3];[Mechanics.P$35]=[.$A3];[Mechanics.$R$23]=[.$A3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1" office:value-type="string">
            <text:p>G#</text:p>
          </table:table-cell>
          <table:table-cell table:style-name="ce24" table:formula="of:=IF(OR([Mechanics.A$23]=[.$A4];[Mechanics.A$27]=[.$A4];[Mechanics.A$31]=[.$A4];[Mechanics.A$35]=[.$A4];[Mechanics.$R$23]=[.$A4]);&quot;X&quot;;&quot;&quot;)">
            <text:p/>
          </table:table-cell>
          <table:table-cell table:style-name="ce24" table:formula="of:=IF(OR([Mechanics.B$23]=[.$A4];[Mechanics.B$27]=[.$A4];[Mechanics.B$31]=[.$A4];[Mechanics.B$35]=[.$A4];[Mechanics.$R$23]=[.$A4]);&quot;X&quot;;&quot;&quot;)">
            <text:p/>
          </table:table-cell>
          <table:table-cell table:style-name="ce24" table:formula="of:=IF(OR([Mechanics.C$23]=[.$A4];[Mechanics.C$27]=[.$A4];[Mechanics.C$31]=[.$A4];[Mechanics.C$35]=[.$A4];[Mechanics.$R$23]=[.$A4]);&quot;X&quot;;&quot;&quot;)">
            <text:p/>
          </table:table-cell>
          <table:table-cell table:style-name="ce24" table:formula="of:=IF(OR([Mechanics.D$23]=[.$A4];[Mechanics.D$27]=[.$A4];[Mechanics.D$31]=[.$A4];[Mechanics.D$35]=[.$A4];[Mechanics.$R$23]=[.$A4]);&quot;X&quot;;&quot;&quot;)" office:value-type="string" office:string-value="X">
            <text:p>X</text:p>
          </table:table-cell>
          <table:table-cell table:style-name="ce24" table:formula="of:=IF(OR([Mechanics.E$23]=[.$A4];[Mechanics.E$27]=[.$A4];[Mechanics.E$31]=[.$A4];[Mechanics.E$35]=[.$A4];[Mechanics.$R$23]=[.$A4]);&quot;X&quot;;&quot;&quot;)" office:value-type="string" office:string-value="X">
            <text:p>X</text:p>
          </table:table-cell>
          <table:table-cell table:style-name="ce24" table:formula="of:=IF(OR([Mechanics.F$23]=[.$A4];[Mechanics.F$27]=[.$A4];[Mechanics.F$31]=[.$A4];[Mechanics.F$35]=[.$A4];[Mechanics.$R$23]=[.$A4]);&quot;X&quot;;&quot;&quot;)" office:value-type="string" office:string-value="X">
            <text:p>X</text:p>
          </table:table-cell>
          <table:table-cell table:style-name="ce24" table:formula="of:=IF(OR([Mechanics.G$23]=[.$A4];[Mechanics.G$27]=[.$A4];[Mechanics.G$31]=[.$A4];[Mechanics.G$35]=[.$A4];[Mechanics.$R$23]=[.$A4]);&quot;X&quot;;&quot;&quot;)">
            <text:p/>
          </table:table-cell>
          <table:table-cell table:style-name="ce24" table:formula="of:=IF(OR([Mechanics.H$23]=[.$A4];[Mechanics.H$27]=[.$A4];[Mechanics.H$31]=[.$A4];[Mechanics.H$35]=[.$A4];[Mechanics.$R$23]=[.$A4]);&quot;X&quot;;&quot;&quot;)" office:value-type="string" office:string-value="X">
            <text:p>X</text:p>
          </table:table-cell>
          <table:table-cell table:style-name="ce24" table:formula="of:=IF(OR([Mechanics.I$23]=[.$A4];[Mechanics.I$27]=[.$A4];[Mechanics.I$31]=[.$A4];[Mechanics.I$35]=[.$A4];[Mechanics.$R$23]=[.$A4]);&quot;X&quot;;&quot;&quot;)">
            <text:p/>
          </table:table-cell>
          <table:table-cell table:style-name="ce24" table:formula="of:=IF(OR([Mechanics.J$23]=[.$A4];[Mechanics.J$27]=[.$A4];[Mechanics.J$31]=[.$A4];[Mechanics.J$35]=[.$A4];[Mechanics.$R$23]=[.$A4]);&quot;X&quot;;&quot;&quot;)">
            <text:p/>
          </table:table-cell>
          <table:table-cell table:style-name="ce24" table:formula="of:=IF(OR([Mechanics.K$23]=[.$A4];[Mechanics.K$27]=[.$A4];[Mechanics.K$31]=[.$A4];[Mechanics.K$35]=[.$A4];[Mechanics.$R$23]=[.$A4]);&quot;X&quot;;&quot;&quot;)">
            <text:p/>
          </table:table-cell>
          <table:table-cell table:style-name="ce24" table:formula="of:=IF(OR([Mechanics.L$23]=[.$A4];[Mechanics.L$27]=[.$A4];[Mechanics.L$31]=[.$A4];[Mechanics.L$35]=[.$A4];[Mechanics.$R$23]=[.$A4]);&quot;X&quot;;&quot;&quot;)" office:value-type="string" office:string-value="X">
            <text:p>X</text:p>
          </table:table-cell>
          <table:table-cell table:style-name="ce24" table:formula="of:=IF(OR([Mechanics.M$23]=[.$A4];[Mechanics.M$27]=[.$A4];[Mechanics.M$31]=[.$A4];[Mechanics.M$35]=[.$A4];[Mechanics.$R$23]=[.$A4]);&quot;X&quot;;&quot;&quot;)" office:value-type="string" office:string-value="X">
            <text:p>X</text:p>
          </table:table-cell>
          <table:table-cell table:style-name="ce24" table:formula="of:=IF(OR([Mechanics.N$23]=[.$A4];[Mechanics.N$27]=[.$A4];[Mechanics.N$31]=[.$A4];[Mechanics.N$35]=[.$A4];[Mechanics.$R$23]=[.$A4]);&quot;X&quot;;&quot;&quot;)">
            <text:p/>
          </table:table-cell>
          <table:table-cell table:style-name="ce24" table:formula="of:=IF(OR([Mechanics.O$23]=[.$A4];[Mechanics.O$27]=[.$A4];[Mechanics.O$31]=[.$A4];[Mechanics.O$35]=[.$A4];[Mechanics.$R$23]=[.$A4]);&quot;X&quot;;&quot;&quot;)" office:value-type="string" office:string-value="X">
            <text:p>X</text:p>
          </table:table-cell>
          <table:table-cell table:style-name="ce24" table:formula="of:=IF(OR([Mechanics.P$23]=[.$A4];[Mechanics.P$27]=[.$A4];[Mechanics.P$31]=[.$A4];[Mechanics.P$35]=[.$A4];[Mechanics.$R$23]=[.$A4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1" office:value-type="string">
            <text:p>G</text:p>
          </table:table-cell>
          <table:table-cell table:style-name="ce24" table:formula="of:=IF(OR([Mechanics.A$23]=[.$A5];[Mechanics.A$27]=[.$A5];[Mechanics.A$31]=[.$A5];[Mechanics.A$35]=[.$A5];[Mechanics.$R$23]=[.$A5]);&quot;X&quot;;&quot;&quot;)" office:value-type="string" office:string-value="X">
            <text:p>X</text:p>
          </table:table-cell>
          <table:table-cell table:style-name="ce24" table:formula="of:=IF(OR([Mechanics.B$23]=[.$A5];[Mechanics.B$27]=[.$A5];[Mechanics.B$31]=[.$A5];[Mechanics.B$35]=[.$A5];[Mechanics.$R$23]=[.$A5]);&quot;X&quot;;&quot;&quot;)" office:value-type="string" office:string-value="X">
            <text:p>X</text:p>
          </table:table-cell>
          <table:table-cell table:style-name="ce24" table:formula="of:=IF(OR([Mechanics.C$23]=[.$A5];[Mechanics.C$27]=[.$A5];[Mechanics.C$31]=[.$A5];[Mechanics.C$35]=[.$A5];[Mechanics.$R$23]=[.$A5]);&quot;X&quot;;&quot;&quot;)">
            <text:p/>
          </table:table-cell>
          <table:table-cell table:style-name="ce24" table:formula="of:=IF(OR([Mechanics.D$23]=[.$A5];[Mechanics.D$27]=[.$A5];[Mechanics.D$31]=[.$A5];[Mechanics.D$35]=[.$A5];[Mechanics.$R$23]=[.$A5]);&quot;X&quot;;&quot;&quot;)">
            <text:p/>
          </table:table-cell>
          <table:table-cell table:style-name="ce24" table:formula="of:=IF(OR([Mechanics.E$23]=[.$A5];[Mechanics.E$27]=[.$A5];[Mechanics.E$31]=[.$A5];[Mechanics.E$35]=[.$A5];[Mechanics.$R$23]=[.$A5]);&quot;X&quot;;&quot;&quot;)">
            <text:p/>
          </table:table-cell>
          <table:table-cell table:style-name="ce24" table:formula="of:=IF(OR([Mechanics.F$23]=[.$A5];[Mechanics.F$27]=[.$A5];[Mechanics.F$31]=[.$A5];[Mechanics.F$35]=[.$A5];[Mechanics.$R$23]=[.$A5]);&quot;X&quot;;&quot;&quot;)">
            <text:p/>
          </table:table-cell>
          <table:table-cell table:style-name="ce24" table:formula="of:=IF(OR([Mechanics.G$23]=[.$A5];[Mechanics.G$27]=[.$A5];[Mechanics.G$31]=[.$A5];[Mechanics.G$35]=[.$A5];[Mechanics.$R$23]=[.$A5]);&quot;X&quot;;&quot;&quot;)">
            <text:p/>
          </table:table-cell>
          <table:table-cell table:style-name="ce24" table:formula="of:=IF(OR([Mechanics.H$23]=[.$A5];[Mechanics.H$27]=[.$A5];[Mechanics.H$31]=[.$A5];[Mechanics.H$35]=[.$A5];[Mechanics.$R$23]=[.$A5]);&quot;X&quot;;&quot;&quot;)">
            <text:p/>
          </table:table-cell>
          <table:table-cell table:style-name="ce24" table:formula="of:=IF(OR([Mechanics.I$23]=[.$A5];[Mechanics.I$27]=[.$A5];[Mechanics.I$31]=[.$A5];[Mechanics.I$35]=[.$A5];[Mechanics.$R$23]=[.$A5]);&quot;X&quot;;&quot;&quot;)">
            <text:p/>
          </table:table-cell>
          <table:table-cell table:style-name="ce24" table:formula="of:=IF(OR([Mechanics.J$23]=[.$A5];[Mechanics.J$27]=[.$A5];[Mechanics.J$31]=[.$A5];[Mechanics.J$35]=[.$A5];[Mechanics.$R$23]=[.$A5]);&quot;X&quot;;&quot;&quot;)">
            <text:p/>
          </table:table-cell>
          <table:table-cell table:style-name="ce24" table:formula="of:=IF(OR([Mechanics.K$23]=[.$A5];[Mechanics.K$27]=[.$A5];[Mechanics.K$31]=[.$A5];[Mechanics.K$35]=[.$A5];[Mechanics.$R$23]=[.$A5]);&quot;X&quot;;&quot;&quot;)" office:value-type="string" office:string-value="X">
            <text:p>X</text:p>
          </table:table-cell>
          <table:table-cell table:style-name="ce24" table:formula="of:=IF(OR([Mechanics.L$23]=[.$A5];[Mechanics.L$27]=[.$A5];[Mechanics.L$31]=[.$A5];[Mechanics.L$35]=[.$A5];[Mechanics.$R$23]=[.$A5]);&quot;X&quot;;&quot;&quot;)">
            <text:p/>
          </table:table-cell>
          <table:table-cell table:style-name="ce24" table:formula="of:=IF(OR([Mechanics.M$23]=[.$A5];[Mechanics.M$27]=[.$A5];[Mechanics.M$31]=[.$A5];[Mechanics.M$35]=[.$A5];[Mechanics.$R$23]=[.$A5]);&quot;X&quot;;&quot;&quot;)">
            <text:p/>
          </table:table-cell>
          <table:table-cell table:style-name="ce24" table:formula="of:=IF(OR([Mechanics.N$23]=[.$A5];[Mechanics.N$27]=[.$A5];[Mechanics.N$31]=[.$A5];[Mechanics.N$35]=[.$A5];[Mechanics.$R$23]=[.$A5]);&quot;X&quot;;&quot;&quot;)">
            <text:p/>
          </table:table-cell>
          <table:table-cell table:style-name="ce24" table:formula="of:=IF(OR([Mechanics.O$23]=[.$A5];[Mechanics.O$27]=[.$A5];[Mechanics.O$31]=[.$A5];[Mechanics.O$35]=[.$A5];[Mechanics.$R$23]=[.$A5]);&quot;X&quot;;&quot;&quot;)">
            <text:p/>
          </table:table-cell>
          <table:table-cell table:style-name="ce24" table:formula="of:=IF(OR([Mechanics.P$23]=[.$A5];[Mechanics.P$27]=[.$A5];[Mechanics.P$31]=[.$A5];[Mechanics.P$35]=[.$A5];[Mechanics.$R$23]=[.$A5]);&quot;X&quot;;&quot;&quot;)" office:value-type="string" office:string-value="X">
            <text:p>X</text:p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1" office:value-type="string">
            <text:p>F#</text:p>
          </table:table-cell>
          <table:table-cell table:style-name="ce24" table:formula="of:=IF(OR([Mechanics.A$23]=[.$A6];[Mechanics.A$27]=[.$A6];[Mechanics.A$31]=[.$A6];[Mechanics.A$35]=[.$A6];[Mechanics.$R$23]=[.$A6]);&quot;X&quot;;&quot;&quot;)" office:value-type="string" office:string-value="X">
            <text:p>X</text:p>
          </table:table-cell>
          <table:table-cell table:style-name="ce24" table:formula="of:=IF(OR([Mechanics.B$23]=[.$A6];[Mechanics.B$27]=[.$A6];[Mechanics.B$31]=[.$A6];[Mechanics.B$35]=[.$A6];[Mechanics.$R$23]=[.$A6]);&quot;X&quot;;&quot;&quot;)" office:value-type="string" office:string-value="X">
            <text:p>X</text:p>
          </table:table-cell>
          <table:table-cell table:style-name="ce24" table:formula="of:=IF(OR([Mechanics.C$23]=[.$A6];[Mechanics.C$27]=[.$A6];[Mechanics.C$31]=[.$A6];[Mechanics.C$35]=[.$A6];[Mechanics.$R$23]=[.$A6]);&quot;X&quot;;&quot;&quot;)" office:value-type="string" office:string-value="X">
            <text:p>X</text:p>
          </table:table-cell>
          <table:table-cell table:style-name="ce24" table:formula="of:=IF(OR([Mechanics.D$23]=[.$A6];[Mechanics.D$27]=[.$A6];[Mechanics.D$31]=[.$A6];[Mechanics.D$35]=[.$A6];[Mechanics.$R$23]=[.$A6]);&quot;X&quot;;&quot;&quot;)" office:value-type="string" office:string-value="X">
            <text:p>X</text:p>
          </table:table-cell>
          <table:table-cell table:style-name="ce24" table:formula="of:=IF(OR([Mechanics.E$23]=[.$A6];[Mechanics.E$27]=[.$A6];[Mechanics.E$31]=[.$A6];[Mechanics.E$35]=[.$A6];[Mechanics.$R$23]=[.$A6]);&quot;X&quot;;&quot;&quot;)" office:value-type="string" office:string-value="X">
            <text:p>X</text:p>
          </table:table-cell>
          <table:table-cell table:style-name="ce24" table:formula="of:=IF(OR([Mechanics.F$23]=[.$A6];[Mechanics.F$27]=[.$A6];[Mechanics.F$31]=[.$A6];[Mechanics.F$35]=[.$A6];[Mechanics.$R$23]=[.$A6]);&quot;X&quot;;&quot;&quot;)" office:value-type="string" office:string-value="X">
            <text:p>X</text:p>
          </table:table-cell>
          <table:table-cell table:style-name="ce24" table:formula="of:=IF(OR([Mechanics.G$23]=[.$A6];[Mechanics.G$27]=[.$A6];[Mechanics.G$31]=[.$A6];[Mechanics.G$35]=[.$A6];[Mechanics.$R$23]=[.$A6]);&quot;X&quot;;&quot;&quot;)" office:value-type="string" office:string-value="X">
            <text:p>X</text:p>
          </table:table-cell>
          <table:table-cell table:style-name="ce24" table:formula="of:=IF(OR([Mechanics.H$23]=[.$A6];[Mechanics.H$27]=[.$A6];[Mechanics.H$31]=[.$A6];[Mechanics.H$35]=[.$A6];[Mechanics.$R$23]=[.$A6]);&quot;X&quot;;&quot;&quot;)" office:value-type="string" office:string-value="X">
            <text:p>X</text:p>
          </table:table-cell>
          <table:table-cell table:style-name="ce24" table:formula="of:=IF(OR([Mechanics.I$23]=[.$A6];[Mechanics.I$27]=[.$A6];[Mechanics.I$31]=[.$A6];[Mechanics.I$35]=[.$A6];[Mechanics.$R$23]=[.$A6]);&quot;X&quot;;&quot;&quot;)" office:value-type="string" office:string-value="X">
            <text:p>X</text:p>
          </table:table-cell>
          <table:table-cell table:style-name="ce24" table:formula="of:=IF(OR([Mechanics.J$23]=[.$A6];[Mechanics.J$27]=[.$A6];[Mechanics.J$31]=[.$A6];[Mechanics.J$35]=[.$A6];[Mechanics.$R$23]=[.$A6]);&quot;X&quot;;&quot;&quot;)" office:value-type="string" office:string-value="X">
            <text:p>X</text:p>
          </table:table-cell>
          <table:table-cell table:style-name="ce24" table:formula="of:=IF(OR([Mechanics.K$23]=[.$A6];[Mechanics.K$27]=[.$A6];[Mechanics.K$31]=[.$A6];[Mechanics.K$35]=[.$A6];[Mechanics.$R$23]=[.$A6]);&quot;X&quot;;&quot;&quot;)" office:value-type="string" office:string-value="X">
            <text:p>X</text:p>
          </table:table-cell>
          <table:table-cell table:style-name="ce24" table:formula="of:=IF(OR([Mechanics.L$23]=[.$A6];[Mechanics.L$27]=[.$A6];[Mechanics.L$31]=[.$A6];[Mechanics.L$35]=[.$A6];[Mechanics.$R$23]=[.$A6]);&quot;X&quot;;&quot;&quot;)" office:value-type="string" office:string-value="X">
            <text:p>X</text:p>
          </table:table-cell>
          <table:table-cell table:style-name="ce24" table:formula="of:=IF(OR([Mechanics.M$23]=[.$A6];[Mechanics.M$27]=[.$A6];[Mechanics.M$31]=[.$A6];[Mechanics.M$35]=[.$A6];[Mechanics.$R$23]=[.$A6]);&quot;X&quot;;&quot;&quot;)" office:value-type="string" office:string-value="X">
            <text:p>X</text:p>
          </table:table-cell>
          <table:table-cell table:style-name="ce24" table:formula="of:=IF(OR([Mechanics.N$23]=[.$A6];[Mechanics.N$27]=[.$A6];[Mechanics.N$31]=[.$A6];[Mechanics.N$35]=[.$A6];[Mechanics.$R$23]=[.$A6]);&quot;X&quot;;&quot;&quot;)" office:value-type="string" office:string-value="X">
            <text:p>X</text:p>
          </table:table-cell>
          <table:table-cell table:style-name="ce24" table:formula="of:=IF(OR([Mechanics.O$23]=[.$A6];[Mechanics.O$27]=[.$A6];[Mechanics.O$31]=[.$A6];[Mechanics.O$35]=[.$A6];[Mechanics.$R$23]=[.$A6]);&quot;X&quot;;&quot;&quot;)" office:value-type="string" office:string-value="X">
            <text:p>X</text:p>
          </table:table-cell>
          <table:table-cell table:style-name="ce24" table:formula="of:=IF(OR([Mechanics.P$23]=[.$A6];[Mechanics.P$27]=[.$A6];[Mechanics.P$31]=[.$A6];[Mechanics.P$35]=[.$A6];[Mechanics.$R$23]=[.$A6]);&quot;X&quot;;&quot;&quot;)" office:value-type="string" office:string-value="X">
            <text:p>X</text:p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1" office:value-type="string">
            <text:p>F</text:p>
          </table:table-cell>
          <table:table-cell table:style-name="ce24" table:formula="of:=IF(OR([Mechanics.A$23]=[.$A7];[Mechanics.A$27]=[.$A7];[Mechanics.A$31]=[.$A7];[Mechanics.A$35]=[.$A7];[Mechanics.$R$23]=[.$A7]);&quot;X&quot;;&quot;&quot;)">
            <text:p/>
          </table:table-cell>
          <table:table-cell table:style-name="ce24" table:formula="of:=IF(OR([Mechanics.B$23]=[.$A7];[Mechanics.B$27]=[.$A7];[Mechanics.B$31]=[.$A7];[Mechanics.B$35]=[.$A7];[Mechanics.$R$23]=[.$A7]);&quot;X&quot;;&quot;&quot;)">
            <text:p/>
          </table:table-cell>
          <table:table-cell table:style-name="ce24" table:formula="of:=IF(OR([Mechanics.C$23]=[.$A7];[Mechanics.C$27]=[.$A7];[Mechanics.C$31]=[.$A7];[Mechanics.C$35]=[.$A7];[Mechanics.$R$23]=[.$A7]);&quot;X&quot;;&quot;&quot;)">
            <text:p/>
          </table:table-cell>
          <table:table-cell table:style-name="ce24" table:formula="of:=IF(OR([Mechanics.D$23]=[.$A7];[Mechanics.D$27]=[.$A7];[Mechanics.D$31]=[.$A7];[Mechanics.D$35]=[.$A7];[Mechanics.$R$23]=[.$A7]);&quot;X&quot;;&quot;&quot;)">
            <text:p/>
          </table:table-cell>
          <table:table-cell table:style-name="ce24" table:formula="of:=IF(OR([Mechanics.E$23]=[.$A7];[Mechanics.E$27]=[.$A7];[Mechanics.E$31]=[.$A7];[Mechanics.E$35]=[.$A7];[Mechanics.$R$23]=[.$A7]);&quot;X&quot;;&quot;&quot;)">
            <text:p/>
          </table:table-cell>
          <table:table-cell table:style-name="ce24" table:formula="of:=IF(OR([Mechanics.F$23]=[.$A7];[Mechanics.F$27]=[.$A7];[Mechanics.F$31]=[.$A7];[Mechanics.F$35]=[.$A7];[Mechanics.$R$23]=[.$A7]);&quot;X&quot;;&quot;&quot;)">
            <text:p/>
          </table:table-cell>
          <table:table-cell table:style-name="ce24" table:formula="of:=IF(OR([Mechanics.G$23]=[.$A7];[Mechanics.G$27]=[.$A7];[Mechanics.G$31]=[.$A7];[Mechanics.G$35]=[.$A7];[Mechanics.$R$23]=[.$A7]);&quot;X&quot;;&quot;&quot;)">
            <text:p/>
          </table:table-cell>
          <table:table-cell table:style-name="ce24" table:formula="of:=IF(OR([Mechanics.H$23]=[.$A7];[Mechanics.H$27]=[.$A7];[Mechanics.H$31]=[.$A7];[Mechanics.H$35]=[.$A7];[Mechanics.$R$23]=[.$A7]);&quot;X&quot;;&quot;&quot;)">
            <text:p/>
          </table:table-cell>
          <table:table-cell table:style-name="ce24" table:formula="of:=IF(OR([Mechanics.I$23]=[.$A7];[Mechanics.I$27]=[.$A7];[Mechanics.I$31]=[.$A7];[Mechanics.I$35]=[.$A7];[Mechanics.$R$23]=[.$A7]);&quot;X&quot;;&quot;&quot;)">
            <text:p/>
          </table:table-cell>
          <table:table-cell table:style-name="ce24" table:formula="of:=IF(OR([Mechanics.J$23]=[.$A7];[Mechanics.J$27]=[.$A7];[Mechanics.J$31]=[.$A7];[Mechanics.J$35]=[.$A7];[Mechanics.$R$23]=[.$A7]);&quot;X&quot;;&quot;&quot;)">
            <text:p/>
          </table:table-cell>
          <table:table-cell table:style-name="ce24" table:formula="of:=IF(OR([Mechanics.K$23]=[.$A7];[Mechanics.K$27]=[.$A7];[Mechanics.K$31]=[.$A7];[Mechanics.K$35]=[.$A7];[Mechanics.$R$23]=[.$A7]);&quot;X&quot;;&quot;&quot;)">
            <text:p/>
          </table:table-cell>
          <table:table-cell table:style-name="ce24" table:formula="of:=IF(OR([Mechanics.L$23]=[.$A7];[Mechanics.L$27]=[.$A7];[Mechanics.L$31]=[.$A7];[Mechanics.L$35]=[.$A7];[Mechanics.$R$23]=[.$A7]);&quot;X&quot;;&quot;&quot;)">
            <text:p/>
          </table:table-cell>
          <table:table-cell table:style-name="ce24" table:formula="of:=IF(OR([Mechanics.M$23]=[.$A7];[Mechanics.M$27]=[.$A7];[Mechanics.M$31]=[.$A7];[Mechanics.M$35]=[.$A7];[Mechanics.$R$23]=[.$A7]);&quot;X&quot;;&quot;&quot;)" office:value-type="string" office:string-value="X">
            <text:p>X</text:p>
          </table:table-cell>
          <table:table-cell table:style-name="ce24" table:formula="of:=IF(OR([Mechanics.N$23]=[.$A7];[Mechanics.N$27]=[.$A7];[Mechanics.N$31]=[.$A7];[Mechanics.N$35]=[.$A7];[Mechanics.$R$23]=[.$A7]);&quot;X&quot;;&quot;&quot;)">
            <text:p/>
          </table:table-cell>
          <table:table-cell table:style-name="ce24" table:formula="of:=IF(OR([Mechanics.O$23]=[.$A7];[Mechanics.O$27]=[.$A7];[Mechanics.O$31]=[.$A7];[Mechanics.O$35]=[.$A7];[Mechanics.$R$23]=[.$A7]);&quot;X&quot;;&quot;&quot;)" office:value-type="string" office:string-value="X">
            <text:p>X</text:p>
          </table:table-cell>
          <table:table-cell table:style-name="ce24" table:formula="of:=IF(OR([Mechanics.P$23]=[.$A7];[Mechanics.P$27]=[.$A7];[Mechanics.P$31]=[.$A7];[Mechanics.P$35]=[.$A7];[Mechanics.$R$23]=[.$A7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1" office:value-type="string">
            <text:p>E</text:p>
          </table:table-cell>
          <table:table-cell table:style-name="ce24" table:formula="of:=IF(OR([Mechanics.A$23]=[.$A8];[Mechanics.A$27]=[.$A8];[Mechanics.A$31]=[.$A8];[Mechanics.A$35]=[.$A8];[Mechanics.$R$23]=[.$A8]);&quot;X&quot;;&quot;&quot;)">
            <text:p/>
          </table:table-cell>
          <table:table-cell table:style-name="ce24" table:formula="of:=IF(OR([Mechanics.B$23]=[.$A8];[Mechanics.B$27]=[.$A8];[Mechanics.B$31]=[.$A8];[Mechanics.B$35]=[.$A8];[Mechanics.$R$23]=[.$A8]);&quot;X&quot;;&quot;&quot;)">
            <text:p/>
          </table:table-cell>
          <table:table-cell table:style-name="ce24" table:formula="of:=IF(OR([Mechanics.C$23]=[.$A8];[Mechanics.C$27]=[.$A8];[Mechanics.C$31]=[.$A8];[Mechanics.C$35]=[.$A8];[Mechanics.$R$23]=[.$A8]);&quot;X&quot;;&quot;&quot;)">
            <text:p/>
          </table:table-cell>
          <table:table-cell table:style-name="ce24" table:formula="of:=IF(OR([Mechanics.D$23]=[.$A8];[Mechanics.D$27]=[.$A8];[Mechanics.D$31]=[.$A8];[Mechanics.D$35]=[.$A8];[Mechanics.$R$23]=[.$A8]);&quot;X&quot;;&quot;&quot;)" office:value-type="string" office:string-value="X">
            <text:p>X</text:p>
          </table:table-cell>
          <table:table-cell table:style-name="ce24" table:formula="of:=IF(OR([Mechanics.E$23]=[.$A8];[Mechanics.E$27]=[.$A8];[Mechanics.E$31]=[.$A8];[Mechanics.E$35]=[.$A8];[Mechanics.$R$23]=[.$A8]);&quot;X&quot;;&quot;&quot;)" office:value-type="string" office:string-value="X">
            <text:p>X</text:p>
          </table:table-cell>
          <table:table-cell table:style-name="ce24" table:formula="of:=IF(OR([Mechanics.F$23]=[.$A8];[Mechanics.F$27]=[.$A8];[Mechanics.F$31]=[.$A8];[Mechanics.F$35]=[.$A8];[Mechanics.$R$23]=[.$A8]);&quot;X&quot;;&quot;&quot;)" office:value-type="string" office:string-value="X">
            <text:p>X</text:p>
          </table:table-cell>
          <table:table-cell table:style-name="ce24" table:formula="of:=IF(OR([Mechanics.G$23]=[.$A8];[Mechanics.G$27]=[.$A8];[Mechanics.G$31]=[.$A8];[Mechanics.G$35]=[.$A8];[Mechanics.$R$23]=[.$A8]);&quot;X&quot;;&quot;&quot;)">
            <text:p/>
          </table:table-cell>
          <table:table-cell table:style-name="ce24" table:formula="of:=IF(OR([Mechanics.H$23]=[.$A8];[Mechanics.H$27]=[.$A8];[Mechanics.H$31]=[.$A8];[Mechanics.H$35]=[.$A8];[Mechanics.$R$23]=[.$A8]);&quot;X&quot;;&quot;&quot;)" office:value-type="string" office:string-value="X">
            <text:p>X</text:p>
          </table:table-cell>
          <table:table-cell table:style-name="ce24" table:formula="of:=IF(OR([Mechanics.I$23]=[.$A8];[Mechanics.I$27]=[.$A8];[Mechanics.I$31]=[.$A8];[Mechanics.I$35]=[.$A8];[Mechanics.$R$23]=[.$A8]);&quot;X&quot;;&quot;&quot;)">
            <text:p/>
          </table:table-cell>
          <table:table-cell table:style-name="ce24" table:formula="of:=IF(OR([Mechanics.J$23]=[.$A8];[Mechanics.J$27]=[.$A8];[Mechanics.J$31]=[.$A8];[Mechanics.J$35]=[.$A8];[Mechanics.$R$23]=[.$A8]);&quot;X&quot;;&quot;&quot;)">
            <text:p/>
          </table:table-cell>
          <table:table-cell table:style-name="ce24" table:formula="of:=IF(OR([Mechanics.K$23]=[.$A8];[Mechanics.K$27]=[.$A8];[Mechanics.K$31]=[.$A8];[Mechanics.K$35]=[.$A8];[Mechanics.$R$23]=[.$A8]);&quot;X&quot;;&quot;&quot;)">
            <text:p/>
          </table:table-cell>
          <table:table-cell table:style-name="ce24" table:formula="of:=IF(OR([Mechanics.L$23]=[.$A8];[Mechanics.L$27]=[.$A8];[Mechanics.L$31]=[.$A8];[Mechanics.L$35]=[.$A8];[Mechanics.$R$23]=[.$A8]);&quot;X&quot;;&quot;&quot;)" office:value-type="string" office:string-value="X">
            <text:p>X</text:p>
          </table:table-cell>
          <table:table-cell table:style-name="ce24" table:formula="of:=IF(OR([Mechanics.M$23]=[.$A8];[Mechanics.M$27]=[.$A8];[Mechanics.M$31]=[.$A8];[Mechanics.M$35]=[.$A8];[Mechanics.$R$23]=[.$A8]);&quot;X&quot;;&quot;&quot;)">
            <text:p/>
          </table:table-cell>
          <table:table-cell table:style-name="ce24" table:formula="of:=IF(OR([Mechanics.N$23]=[.$A8];[Mechanics.N$27]=[.$A8];[Mechanics.N$31]=[.$A8];[Mechanics.N$35]=[.$A8];[Mechanics.$R$23]=[.$A8]);&quot;X&quot;;&quot;&quot;)">
            <text:p/>
          </table:table-cell>
          <table:table-cell table:style-name="ce24" table:formula="of:=IF(OR([Mechanics.O$23]=[.$A8];[Mechanics.O$27]=[.$A8];[Mechanics.O$31]=[.$A8];[Mechanics.O$35]=[.$A8];[Mechanics.$R$23]=[.$A8]);&quot;X&quot;;&quot;&quot;)">
            <text:p/>
          </table:table-cell>
          <table:table-cell table:style-name="ce24" table:formula="of:=IF(OR([Mechanics.P$23]=[.$A8];[Mechanics.P$27]=[.$A8];[Mechanics.P$31]=[.$A8];[Mechanics.P$35]=[.$A8];[Mechanics.$R$23]=[.$A8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1" office:value-type="string">
            <text:p>D#</text:p>
          </table:table-cell>
          <table:table-cell table:style-name="ce24" table:formula="of:=IF(OR([Mechanics.A$23]=[.$A9];[Mechanics.A$27]=[.$A9];[Mechanics.A$31]=[.$A9];[Mechanics.A$35]=[.$A9];[Mechanics.$R$23]=[.$A9]);&quot;X&quot;;&quot;&quot;)">
            <text:p/>
          </table:table-cell>
          <table:table-cell table:style-name="ce24" table:formula="of:=IF(OR([Mechanics.B$23]=[.$A9];[Mechanics.B$27]=[.$A9];[Mechanics.B$31]=[.$A9];[Mechanics.B$35]=[.$A9];[Mechanics.$R$23]=[.$A9]);&quot;X&quot;;&quot;&quot;)" office:value-type="string" office:string-value="X">
            <text:p>X</text:p>
          </table:table-cell>
          <table:table-cell table:style-name="ce24" table:formula="of:=IF(OR([Mechanics.C$23]=[.$A9];[Mechanics.C$27]=[.$A9];[Mechanics.C$31]=[.$A9];[Mechanics.C$35]=[.$A9];[Mechanics.$R$23]=[.$A9]);&quot;X&quot;;&quot;&quot;)">
            <text:p/>
          </table:table-cell>
          <table:table-cell table:style-name="ce24" table:formula="of:=IF(OR([Mechanics.D$23]=[.$A9];[Mechanics.D$27]=[.$A9];[Mechanics.D$31]=[.$A9];[Mechanics.D$35]=[.$A9];[Mechanics.$R$23]=[.$A9]);&quot;X&quot;;&quot;&quot;)" office:value-type="string" office:string-value="X">
            <text:p>X</text:p>
          </table:table-cell>
          <table:table-cell table:style-name="ce24" table:formula="of:=IF(OR([Mechanics.E$23]=[.$A9];[Mechanics.E$27]=[.$A9];[Mechanics.E$31]=[.$A9];[Mechanics.E$35]=[.$A9];[Mechanics.$R$23]=[.$A9]);&quot;X&quot;;&quot;&quot;)" office:value-type="string" office:string-value="X">
            <text:p>X</text:p>
          </table:table-cell>
          <table:table-cell table:style-name="ce24" table:formula="of:=IF(OR([Mechanics.F$23]=[.$A9];[Mechanics.F$27]=[.$A9];[Mechanics.F$31]=[.$A9];[Mechanics.F$35]=[.$A9];[Mechanics.$R$23]=[.$A9]);&quot;X&quot;;&quot;&quot;)" office:value-type="string" office:string-value="X">
            <text:p>X</text:p>
          </table:table-cell>
          <table:table-cell table:style-name="ce24" table:formula="of:=IF(OR([Mechanics.G$23]=[.$A9];[Mechanics.G$27]=[.$A9];[Mechanics.G$31]=[.$A9];[Mechanics.G$35]=[.$A9];[Mechanics.$R$23]=[.$A9]);&quot;X&quot;;&quot;&quot;)">
            <text:p/>
          </table:table-cell>
          <table:table-cell table:style-name="ce24" table:formula="of:=IF(OR([Mechanics.H$23]=[.$A9];[Mechanics.H$27]=[.$A9];[Mechanics.H$31]=[.$A9];[Mechanics.H$35]=[.$A9];[Mechanics.$R$23]=[.$A9]);&quot;X&quot;;&quot;&quot;)" office:value-type="string" office:string-value="X">
            <text:p>X</text:p>
          </table:table-cell>
          <table:table-cell table:style-name="ce24" table:formula="of:=IF(OR([Mechanics.I$23]=[.$A9];[Mechanics.I$27]=[.$A9];[Mechanics.I$31]=[.$A9];[Mechanics.I$35]=[.$A9];[Mechanics.$R$23]=[.$A9]);&quot;X&quot;;&quot;&quot;)">
            <text:p/>
          </table:table-cell>
          <table:table-cell table:style-name="ce24" table:formula="of:=IF(OR([Mechanics.J$23]=[.$A9];[Mechanics.J$27]=[.$A9];[Mechanics.J$31]=[.$A9];[Mechanics.J$35]=[.$A9];[Mechanics.$R$23]=[.$A9]);&quot;X&quot;;&quot;&quot;)">
            <text:p/>
          </table:table-cell>
          <table:table-cell table:style-name="ce24" table:formula="of:=IF(OR([Mechanics.K$23]=[.$A9];[Mechanics.K$27]=[.$A9];[Mechanics.K$31]=[.$A9];[Mechanics.K$35]=[.$A9];[Mechanics.$R$23]=[.$A9]);&quot;X&quot;;&quot;&quot;)" office:value-type="string" office:string-value="X">
            <text:p>X</text:p>
          </table:table-cell>
          <table:table-cell table:style-name="ce24" table:formula="of:=IF(OR([Mechanics.L$23]=[.$A9];[Mechanics.L$27]=[.$A9];[Mechanics.L$31]=[.$A9];[Mechanics.L$35]=[.$A9];[Mechanics.$R$23]=[.$A9]);&quot;X&quot;;&quot;&quot;)">
            <text:p/>
          </table:table-cell>
          <table:table-cell table:style-name="ce24" table:formula="of:=IF(OR([Mechanics.M$23]=[.$A9];[Mechanics.M$27]=[.$A9];[Mechanics.M$31]=[.$A9];[Mechanics.M$35]=[.$A9];[Mechanics.$R$23]=[.$A9]);&quot;X&quot;;&quot;&quot;)">
            <text:p/>
          </table:table-cell>
          <table:table-cell table:style-name="ce24" table:formula="of:=IF(OR([Mechanics.N$23]=[.$A9];[Mechanics.N$27]=[.$A9];[Mechanics.N$31]=[.$A9];[Mechanics.N$35]=[.$A9];[Mechanics.$R$23]=[.$A9]);&quot;X&quot;;&quot;&quot;)">
            <text:p/>
          </table:table-cell>
          <table:table-cell table:style-name="ce24" table:formula="of:=IF(OR([Mechanics.O$23]=[.$A9];[Mechanics.O$27]=[.$A9];[Mechanics.O$31]=[.$A9];[Mechanics.O$35]=[.$A9];[Mechanics.$R$23]=[.$A9]);&quot;X&quot;;&quot;&quot;)">
            <text:p/>
          </table:table-cell>
          <table:table-cell table:style-name="ce24" table:formula="of:=IF(OR([Mechanics.P$23]=[.$A9];[Mechanics.P$27]=[.$A9];[Mechanics.P$31]=[.$A9];[Mechanics.P$35]=[.$A9];[Mechanics.$R$23]=[.$A9]);&quot;X&quot;;&quot;&quot;)" office:value-type="string" office:string-value="X">
            <text:p>X</text:p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1" office:value-type="string">
            <text:p>D</text:p>
          </table:table-cell>
          <table:table-cell table:style-name="ce24" table:formula="of:=IF(OR([Mechanics.A$23]=[.$A10];[Mechanics.A$27]=[.$A10];[Mechanics.A$31]=[.$A10];[Mechanics.A$35]=[.$A10];[Mechanics.$R$23]=[.$A10]);&quot;X&quot;;&quot;&quot;)" office:value-type="string" office:string-value="X">
            <text:p>X</text:p>
          </table:table-cell>
          <table:table-cell table:style-name="ce24" table:formula="of:=IF(OR([Mechanics.B$23]=[.$A10];[Mechanics.B$27]=[.$A10];[Mechanics.B$31]=[.$A10];[Mechanics.B$35]=[.$A10];[Mechanics.$R$23]=[.$A10]);&quot;X&quot;;&quot;&quot;)" office:value-type="string" office:string-value="X">
            <text:p>X</text:p>
          </table:table-cell>
          <table:table-cell table:style-name="ce24" table:formula="of:=IF(OR([Mechanics.C$23]=[.$A10];[Mechanics.C$27]=[.$A10];[Mechanics.C$31]=[.$A10];[Mechanics.C$35]=[.$A10];[Mechanics.$R$23]=[.$A10]);&quot;X&quot;;&quot;&quot;)">
            <text:p/>
          </table:table-cell>
          <table:table-cell table:style-name="ce24" table:formula="of:=IF(OR([Mechanics.D$23]=[.$A10];[Mechanics.D$27]=[.$A10];[Mechanics.D$31]=[.$A10];[Mechanics.D$35]=[.$A10];[Mechanics.$R$23]=[.$A10]);&quot;X&quot;;&quot;&quot;)">
            <text:p/>
          </table:table-cell>
          <table:table-cell table:style-name="ce24" table:formula="of:=IF(OR([Mechanics.E$23]=[.$A10];[Mechanics.E$27]=[.$A10];[Mechanics.E$31]=[.$A10];[Mechanics.E$35]=[.$A10];[Mechanics.$R$23]=[.$A10]);&quot;X&quot;;&quot;&quot;)">
            <text:p/>
          </table:table-cell>
          <table:table-cell table:style-name="ce24" table:formula="of:=IF(OR([Mechanics.F$23]=[.$A10];[Mechanics.F$27]=[.$A10];[Mechanics.F$31]=[.$A10];[Mechanics.F$35]=[.$A10];[Mechanics.$R$23]=[.$A10]);&quot;X&quot;;&quot;&quot;)">
            <text:p/>
          </table:table-cell>
          <table:table-cell table:style-name="ce24" table:formula="of:=IF(OR([Mechanics.G$23]=[.$A10];[Mechanics.G$27]=[.$A10];[Mechanics.G$31]=[.$A10];[Mechanics.G$35]=[.$A10];[Mechanics.$R$23]=[.$A10]);&quot;X&quot;;&quot;&quot;)">
            <text:p/>
          </table:table-cell>
          <table:table-cell table:style-name="ce24" table:formula="of:=IF(OR([Mechanics.H$23]=[.$A10];[Mechanics.H$27]=[.$A10];[Mechanics.H$31]=[.$A10];[Mechanics.H$35]=[.$A10];[Mechanics.$R$23]=[.$A10]);&quot;X&quot;;&quot;&quot;)">
            <text:p/>
          </table:table-cell>
          <table:table-cell table:style-name="ce24" table:formula="of:=IF(OR([Mechanics.I$23]=[.$A10];[Mechanics.I$27]=[.$A10];[Mechanics.I$31]=[.$A10];[Mechanics.I$35]=[.$A10];[Mechanics.$R$23]=[.$A10]);&quot;X&quot;;&quot;&quot;)">
            <text:p/>
          </table:table-cell>
          <table:table-cell table:style-name="ce24" table:formula="of:=IF(OR([Mechanics.J$23]=[.$A10];[Mechanics.J$27]=[.$A10];[Mechanics.J$31]=[.$A10];[Mechanics.J$35]=[.$A10];[Mechanics.$R$23]=[.$A10]);&quot;X&quot;;&quot;&quot;)">
            <text:p/>
          </table:table-cell>
          <table:table-cell table:style-name="ce24" table:formula="of:=IF(OR([Mechanics.K$23]=[.$A10];[Mechanics.K$27]=[.$A10];[Mechanics.K$31]=[.$A10];[Mechanics.K$35]=[.$A10];[Mechanics.$R$23]=[.$A10]);&quot;X&quot;;&quot;&quot;)" office:value-type="string" office:string-value="X">
            <text:p>X</text:p>
          </table:table-cell>
          <table:table-cell table:style-name="ce24" table:formula="of:=IF(OR([Mechanics.L$23]=[.$A10];[Mechanics.L$27]=[.$A10];[Mechanics.L$31]=[.$A10];[Mechanics.L$35]=[.$A10];[Mechanics.$R$23]=[.$A10]);&quot;X&quot;;&quot;&quot;)">
            <text:p/>
          </table:table-cell>
          <table:table-cell table:style-name="ce24" table:formula="of:=IF(OR([Mechanics.M$23]=[.$A10];[Mechanics.M$27]=[.$A10];[Mechanics.M$31]=[.$A10];[Mechanics.M$35]=[.$A10];[Mechanics.$R$23]=[.$A10]);&quot;X&quot;;&quot;&quot;)">
            <text:p/>
          </table:table-cell>
          <table:table-cell table:style-name="ce24" table:formula="of:=IF(OR([Mechanics.N$23]=[.$A10];[Mechanics.N$27]=[.$A10];[Mechanics.N$31]=[.$A10];[Mechanics.N$35]=[.$A10];[Mechanics.$R$23]=[.$A10]);&quot;X&quot;;&quot;&quot;)">
            <text:p/>
          </table:table-cell>
          <table:table-cell table:style-name="ce24" table:formula="of:=IF(OR([Mechanics.O$23]=[.$A10];[Mechanics.O$27]=[.$A10];[Mechanics.O$31]=[.$A10];[Mechanics.O$35]=[.$A10];[Mechanics.$R$23]=[.$A10]);&quot;X&quot;;&quot;&quot;)">
            <text:p/>
          </table:table-cell>
          <table:table-cell table:style-name="ce24" table:formula="of:=IF(OR([Mechanics.P$23]=[.$A10];[Mechanics.P$27]=[.$A10];[Mechanics.P$31]=[.$A10];[Mechanics.P$35]=[.$A10];[Mechanics.$R$23]=[.$A10]);&quot;X&quot;;&quot;&quot;)" office:value-type="string" office:string-value="X">
            <text:p>X</text:p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1" office:value-type="string">
            <text:p>C#</text:p>
          </table:table-cell>
          <table:table-cell table:style-name="ce24" table:formula="of:=IF(OR([Mechanics.A$23]=[.$A11];[Mechanics.A$27]=[.$A11];[Mechanics.A$31]=[.$A11];[Mechanics.A$35]=[.$A11];[Mechanics.$R$23]=[.$A11]);&quot;X&quot;;&quot;&quot;)">
            <text:p/>
          </table:table-cell>
          <table:table-cell table:style-name="ce24" table:formula="of:=IF(OR([Mechanics.B$23]=[.$A11];[Mechanics.B$27]=[.$A11];[Mechanics.B$31]=[.$A11];[Mechanics.B$35]=[.$A11];[Mechanics.$R$23]=[.$A11]);&quot;X&quot;;&quot;&quot;)">
            <text:p/>
          </table:table-cell>
          <table:table-cell table:style-name="ce24" table:formula="of:=IF(OR([Mechanics.C$23]=[.$A11];[Mechanics.C$27]=[.$A11];[Mechanics.C$31]=[.$A11];[Mechanics.C$35]=[.$A11];[Mechanics.$R$23]=[.$A11]);&quot;X&quot;;&quot;&quot;)">
            <text:p/>
          </table:table-cell>
          <table:table-cell table:style-name="ce24" table:formula="of:=IF(OR([Mechanics.D$23]=[.$A11];[Mechanics.D$27]=[.$A11];[Mechanics.D$31]=[.$A11];[Mechanics.D$35]=[.$A11];[Mechanics.$R$23]=[.$A11]);&quot;X&quot;;&quot;&quot;)">
            <text:p/>
          </table:table-cell>
          <table:table-cell table:style-name="ce24" table:formula="of:=IF(OR([Mechanics.E$23]=[.$A11];[Mechanics.E$27]=[.$A11];[Mechanics.E$31]=[.$A11];[Mechanics.E$35]=[.$A11];[Mechanics.$R$23]=[.$A11]);&quot;X&quot;;&quot;&quot;)">
            <text:p/>
          </table:table-cell>
          <table:table-cell table:style-name="ce24" table:formula="of:=IF(OR([Mechanics.F$23]=[.$A11];[Mechanics.F$27]=[.$A11];[Mechanics.F$31]=[.$A11];[Mechanics.F$35]=[.$A11];[Mechanics.$R$23]=[.$A11]);&quot;X&quot;;&quot;&quot;)">
            <text:p/>
          </table:table-cell>
          <table:table-cell table:style-name="ce24" table:formula="of:=IF(OR([Mechanics.G$23]=[.$A11];[Mechanics.G$27]=[.$A11];[Mechanics.G$31]=[.$A11];[Mechanics.G$35]=[.$A11];[Mechanics.$R$23]=[.$A11]);&quot;X&quot;;&quot;&quot;)">
            <text:p/>
          </table:table-cell>
          <table:table-cell table:style-name="ce24" table:formula="of:=IF(OR([Mechanics.H$23]=[.$A11];[Mechanics.H$27]=[.$A11];[Mechanics.H$31]=[.$A11];[Mechanics.H$35]=[.$A11];[Mechanics.$R$23]=[.$A11]);&quot;X&quot;;&quot;&quot;)">
            <text:p/>
          </table:table-cell>
          <table:table-cell table:style-name="ce24" table:formula="of:=IF(OR([Mechanics.I$23]=[.$A11];[Mechanics.I$27]=[.$A11];[Mechanics.I$31]=[.$A11];[Mechanics.I$35]=[.$A11];[Mechanics.$R$23]=[.$A11]);&quot;X&quot;;&quot;&quot;)">
            <text:p/>
          </table:table-cell>
          <table:table-cell table:style-name="ce24" table:formula="of:=IF(OR([Mechanics.J$23]=[.$A11];[Mechanics.J$27]=[.$A11];[Mechanics.J$31]=[.$A11];[Mechanics.J$35]=[.$A11];[Mechanics.$R$23]=[.$A11]);&quot;X&quot;;&quot;&quot;)">
            <text:p/>
          </table:table-cell>
          <table:table-cell table:style-name="ce24" table:formula="of:=IF(OR([Mechanics.K$23]=[.$A11];[Mechanics.K$27]=[.$A11];[Mechanics.K$31]=[.$A11];[Mechanics.K$35]=[.$A11];[Mechanics.$R$23]=[.$A11]);&quot;X&quot;;&quot;&quot;)">
            <text:p/>
          </table:table-cell>
          <table:table-cell table:style-name="ce24" table:formula="of:=IF(OR([Mechanics.L$23]=[.$A11];[Mechanics.L$27]=[.$A11];[Mechanics.L$31]=[.$A11];[Mechanics.L$35]=[.$A11];[Mechanics.$R$23]=[.$A11]);&quot;X&quot;;&quot;&quot;)" office:value-type="string" office:string-value="X">
            <text:p>X</text:p>
          </table:table-cell>
          <table:table-cell table:style-name="ce24" table:formula="of:=IF(OR([Mechanics.M$23]=[.$A11];[Mechanics.M$27]=[.$A11];[Mechanics.M$31]=[.$A11];[Mechanics.M$35]=[.$A11];[Mechanics.$R$23]=[.$A11]);&quot;X&quot;;&quot;&quot;)" office:value-type="string" office:string-value="X">
            <text:p>X</text:p>
          </table:table-cell>
          <table:table-cell table:style-name="ce24" table:formula="of:=IF(OR([Mechanics.N$23]=[.$A11];[Mechanics.N$27]=[.$A11];[Mechanics.N$31]=[.$A11];[Mechanics.N$35]=[.$A11];[Mechanics.$R$23]=[.$A11]);&quot;X&quot;;&quot;&quot;)">
            <text:p/>
          </table:table-cell>
          <table:table-cell table:style-name="ce24" table:formula="of:=IF(OR([Mechanics.O$23]=[.$A11];[Mechanics.O$27]=[.$A11];[Mechanics.O$31]=[.$A11];[Mechanics.O$35]=[.$A11];[Mechanics.$R$23]=[.$A11]);&quot;X&quot;;&quot;&quot;)" office:value-type="string" office:string-value="X">
            <text:p>X</text:p>
          </table:table-cell>
          <table:table-cell table:style-name="ce24" table:formula="of:=IF(OR([Mechanics.P$23]=[.$A11];[Mechanics.P$27]=[.$A11];[Mechanics.P$31]=[.$A11];[Mechanics.P$35]=[.$A11];[Mechanics.$R$23]=[.$A11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4" office:value-type="float" office:value="0">
            <text:p>0</text:p>
          </table:table-cell>
          <table:table-cell table:style-name="ce31" office:value-type="string">
            <text:p>C</text:p>
          </table:table-cell>
          <table:table-cell table:style-name="ce24" table:formula="of:=IF(OR([Mechanics.A$23]=[.$A12];[Mechanics.A$27]=[.$A12];[Mechanics.A$31]=[.$A12];[Mechanics.A$35]=[.$A12];[Mechanics.$R$23]=[.$A12]);&quot;X&quot;;&quot;&quot;)">
            <text:p/>
          </table:table-cell>
          <table:table-cell table:style-name="ce24" table:formula="of:=IF(OR([Mechanics.B$23]=[.$A12];[Mechanics.B$27]=[.$A12];[Mechanics.B$31]=[.$A12];[Mechanics.B$35]=[.$A12];[Mechanics.$R$23]=[.$A12]);&quot;X&quot;;&quot;&quot;)">
            <text:p/>
          </table:table-cell>
          <table:table-cell table:style-name="ce24" table:formula="of:=IF(OR([Mechanics.C$23]=[.$A12];[Mechanics.C$27]=[.$A12];[Mechanics.C$31]=[.$A12];[Mechanics.C$35]=[.$A12];[Mechanics.$R$23]=[.$A12]);&quot;X&quot;;&quot;&quot;)">
            <text:p/>
          </table:table-cell>
          <table:table-cell table:style-name="ce24" table:formula="of:=IF(OR([Mechanics.D$23]=[.$A12];[Mechanics.D$27]=[.$A12];[Mechanics.D$31]=[.$A12];[Mechanics.D$35]=[.$A12];[Mechanics.$R$23]=[.$A12]);&quot;X&quot;;&quot;&quot;)">
            <text:p/>
          </table:table-cell>
          <table:table-cell table:style-name="ce24" table:formula="of:=IF(OR([Mechanics.E$23]=[.$A12];[Mechanics.E$27]=[.$A12];[Mechanics.E$31]=[.$A12];[Mechanics.E$35]=[.$A12];[Mechanics.$R$23]=[.$A12]);&quot;X&quot;;&quot;&quot;)">
            <text:p/>
          </table:table-cell>
          <table:table-cell table:style-name="ce24" table:formula="of:=IF(OR([Mechanics.F$23]=[.$A12];[Mechanics.F$27]=[.$A12];[Mechanics.F$31]=[.$A12];[Mechanics.F$35]=[.$A12];[Mechanics.$R$23]=[.$A12]);&quot;X&quot;;&quot;&quot;)">
            <text:p/>
          </table:table-cell>
          <table:table-cell table:style-name="ce24" table:formula="of:=IF(OR([Mechanics.G$23]=[.$A12];[Mechanics.G$27]=[.$A12];[Mechanics.G$31]=[.$A12];[Mechanics.G$35]=[.$A12];[Mechanics.$R$23]=[.$A12]);&quot;X&quot;;&quot;&quot;)">
            <text:p/>
          </table:table-cell>
          <table:table-cell table:style-name="ce24" table:formula="of:=IF(OR([Mechanics.H$23]=[.$A12];[Mechanics.H$27]=[.$A12];[Mechanics.H$31]=[.$A12];[Mechanics.H$35]=[.$A12];[Mechanics.$R$23]=[.$A12]);&quot;X&quot;;&quot;&quot;)">
            <text:p/>
          </table:table-cell>
          <table:table-cell table:style-name="ce24" table:formula="of:=IF(OR([Mechanics.I$23]=[.$A12];[Mechanics.I$27]=[.$A12];[Mechanics.I$31]=[.$A12];[Mechanics.I$35]=[.$A12];[Mechanics.$R$23]=[.$A12]);&quot;X&quot;;&quot;&quot;)">
            <text:p/>
          </table:table-cell>
          <table:table-cell table:style-name="ce24" table:formula="of:=IF(OR([Mechanics.J$23]=[.$A12];[Mechanics.J$27]=[.$A12];[Mechanics.J$31]=[.$A12];[Mechanics.J$35]=[.$A12];[Mechanics.$R$23]=[.$A12]);&quot;X&quot;;&quot;&quot;)">
            <text:p/>
          </table:table-cell>
          <table:table-cell table:style-name="ce24" table:formula="of:=IF(OR([Mechanics.K$23]=[.$A12];[Mechanics.K$27]=[.$A12];[Mechanics.K$31]=[.$A12];[Mechanics.K$35]=[.$A12];[Mechanics.$R$23]=[.$A12]);&quot;X&quot;;&quot;&quot;)">
            <text:p/>
          </table:table-cell>
          <table:table-cell table:style-name="ce24" table:formula="of:=IF(OR([Mechanics.L$23]=[.$A12];[Mechanics.L$27]=[.$A12];[Mechanics.L$31]=[.$A12];[Mechanics.L$35]=[.$A12];[Mechanics.$R$23]=[.$A12]);&quot;X&quot;;&quot;&quot;)">
            <text:p/>
          </table:table-cell>
          <table:table-cell table:style-name="ce24" table:formula="of:=IF(OR([Mechanics.M$23]=[.$A12];[Mechanics.M$27]=[.$A12];[Mechanics.M$31]=[.$A12];[Mechanics.M$35]=[.$A12];[Mechanics.$R$23]=[.$A12]);&quot;X&quot;;&quot;&quot;)" office:value-type="string" office:string-value="X">
            <text:p>X</text:p>
          </table:table-cell>
          <table:table-cell table:style-name="ce24" table:formula="of:=IF(OR([Mechanics.N$23]=[.$A12];[Mechanics.N$27]=[.$A12];[Mechanics.N$31]=[.$A12];[Mechanics.N$35]=[.$A12];[Mechanics.$R$23]=[.$A12]);&quot;X&quot;;&quot;&quot;)">
            <text:p/>
          </table:table-cell>
          <table:table-cell table:style-name="ce24" table:formula="of:=IF(OR([Mechanics.O$23]=[.$A12];[Mechanics.O$27]=[.$A12];[Mechanics.O$31]=[.$A12];[Mechanics.O$35]=[.$A12];[Mechanics.$R$23]=[.$A12]);&quot;X&quot;;&quot;&quot;)" office:value-type="string" office:string-value="X">
            <text:p>X</text:p>
          </table:table-cell>
          <table:table-cell table:style-name="ce24" table:formula="of:=IF(OR([Mechanics.P$23]=[.$A12];[Mechanics.P$27]=[.$A12];[Mechanics.P$31]=[.$A12];[Mechanics.P$35]=[.$A12];[Mechanics.$R$23]=[.$A12]);&quot;X&quot;;&quot;&quot;)">
            <text:p/>
          </table:table-cell>
          <table:table-cell table:style-name="ce41"/>
          <table:table-cell table:number-columns-repeated="217"/>
        </table:table-row>
        <table:table-row table:style-name="ro3">
          <table:table-cell table:style-name="ce25"/>
          <table:table-cell table:style-name="ce32"/>
          <table:table-cell table:style-name="ce34"/>
          <table:table-cell table:style-name="ce35"/>
          <table:table-cell table:style-name="ce36"/>
          <table:table-cell table:style-name="ce37" table:number-columns-repeated="2"/>
          <table:table-cell table:style-name="ce36"/>
          <table:table-cell table:style-name="ce27" table:number-columns-repeated="2"/>
          <table:table-cell table:style-name="ce28"/>
          <table:table-cell table:style-name="ce38"/>
          <table:table-cell table:style-name="ce28"/>
          <table:table-cell table:number-columns-repeated="5"/>
          <table:table-cell table:style-name="ce41"/>
          <table:table-cell table:number-columns-repeated="217"/>
        </table:table-row>
        <table:table-row table:style-name="ro3">
          <table:table-cell table:formula="of:=[$Mechanics.$A$38]" office:value-type="string" office:string-value="7-3-X-4-4-4-X-4-X-X-3-9-1-X-1-3~6">
            <text:p>7-3-X-4-4-4-X-4-X-X-3-9-1-X-1-3~6</text:p>
          </table:table-cell>
          <table:table-cell table:style-name="ce32"/>
          <table:table-cell table:style-name="ce34"/>
          <table:table-cell table:style-name="ce35"/>
          <table:table-cell table:style-name="ce36"/>
          <table:table-cell table:style-name="ce37" table:number-columns-repeated="2"/>
          <table:table-cell table:style-name="ce36"/>
          <table:table-cell table:style-name="ce27" table:number-columns-repeated="2"/>
          <table:table-cell table:style-name="ce28"/>
          <table:table-cell table:style-name="ce38"/>
          <table:table-cell table:style-name="ce28"/>
          <table:table-cell table:number-columns-repeated="223"/>
        </table:table-row>
        <table:table-row table:style-name="ro3" table:number-rows-repeated="2">
          <table:table-cell table:style-name="ce25"/>
          <table:table-cell table:style-name="ce32"/>
          <table:table-cell table:style-name="ce34"/>
          <table:table-cell table:style-name="ce35"/>
          <table:table-cell table:style-name="ce36"/>
          <table:table-cell table:style-name="ce37" table:number-columns-repeated="2"/>
          <table:table-cell table:style-name="ce36"/>
          <table:table-cell table:style-name="ce27" table:number-columns-repeated="2"/>
          <table:table-cell table:style-name="ce28"/>
          <table:table-cell table:style-name="ce38"/>
          <table:table-cell table:style-name="ce28"/>
          <table:table-cell table:number-columns-repeated="223"/>
        </table:table-row>
        <table:table-row table:style-name="ro3">
          <table:table-cell table:style-name="ce25"/>
          <table:table-cell table:style-name="ce32"/>
          <table:table-cell table:style-name="ce34"/>
          <table:table-cell table:style-name="ce35"/>
          <table:table-cell table:style-name="ce36" table:number-columns-repeated="4"/>
          <table:table-cell table:style-name="ce27" table:number-columns-repeated="2"/>
          <table:table-cell table:style-name="ce28"/>
          <table:table-cell table:style-name="ce39"/>
          <table:table-cell table:number-columns-repeated="224"/>
        </table:table-row>
        <table:table-row table:style-name="ro3">
          <table:table-cell/>
          <table:table-cell table:style-name="ce33" table:number-columns-repeated="2"/>
          <table:table-cell table:style-name="ce35"/>
          <table:table-cell table:style-name="ce33" table:number-columns-repeated="4"/>
          <table:table-cell table:number-columns-repeated="3"/>
          <table:table-cell table:style-name="ce40"/>
          <table:table-cell table:number-columns-repeated="224"/>
        </table:table-row>
        <table:table-row table:style-name="ro3">
          <table:table-cell/>
          <table:table-cell table:style-name="ce33" table:number-columns-repeated="2"/>
          <table:table-cell table:style-name="ce27"/>
          <table:table-cell table:style-name="ce28" table:number-columns-repeated="2"/>
          <table:table-cell table:style-name="ce33" table:number-columns-repeated="2"/>
          <table:table-cell table:number-columns-repeated="228"/>
        </table:table-row>
        <table:table-row table:style-name="ro3">
          <table:table-cell/>
          <table:table-cell table:style-name="ce33" table:number-columns-repeated="3"/>
          <table:table-cell table:style-name="ce28"/>
          <table:table-cell table:style-name="ce33" table:number-columns-repeated="3"/>
          <table:table-cell table:number-columns-repeated="228"/>
        </table:table-row>
        <table:table-row table:style-name="ro3">
          <table:table-cell table:style-name="ce25" table:number-columns-repeated="17"/>
          <table:table-cell table:number-columns-repeated="219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/>
          <table:table-cell table:style-name="ce27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30"/>
          <table:table-cell table:number-columns-repeated="219"/>
        </table:table-row>
        <table:table-row table:style-name="ro3">
          <table:table-cell table:style-name="ce28"/>
          <table:table-cell table:style-name="ce27" table:number-columns-repeated="9"/>
          <table:table-cell/>
          <table:table-cell table:style-name="ce27" table:number-columns-repeated="5"/>
          <table:table-cell table:style-name="ce25"/>
          <table:table-cell table:number-columns-repeated="219"/>
        </table:table-row>
        <table:table-row table:style-name="ro3">
          <table:table-cell table:style-name="ce25" table:number-columns-repeated="16"/>
          <table:table-cell table:number-columns-repeated="220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 table:style-name="ce28" table:number-columns-repeated="2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28" table:number-columns-repeated="2"/>
          <table:table-cell table:number-columns-repeated="218"/>
        </table:table-row>
        <table:table-row table:style-name="ro3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5" table:number-columns-repeated="16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5" table:number-columns-repeated="16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7" table:number-columns-repeated="10"/>
          <table:table-cell/>
          <table:table-cell table:style-name="ce27"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number-columns-repeated="10"/>
          <table:table-cell table:style-name="ce26"/>
          <table:table-cell table:number-columns-repeated="5"/>
          <table:table-cell table:style-name="ce29" table:number-columns-repeated="2"/>
          <table:table-cell table:number-columns-repeated="218"/>
        </table:table-row>
        <table:table-row table:style-name="ro3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7"/>
          <table:table-cell table:style-name="ce29" table:number-columns-repeated="17"/>
          <table:table-cell table:number-columns-repeated="218"/>
        </table:table-row>
        <table:table-row table:style-name="ro3">
          <table:table-cell/>
          <table:table-cell table:style-name="ce29" table:number-columns-repeated="17"/>
          <table:table-cell table:number-columns-repeated="218"/>
        </table:table-row>
        <table:table-row table:style-name="ro3" table:number-rows-repeated="2">
          <table:table-cell table:style-name="ce29" table:number-columns-repeated="18"/>
          <table:table-cell table:number-columns-repeated="218"/>
        </table:table-row>
        <table:table-row table:style-name="ro3">
          <table:table-cell table:style-name="ce29"/>
          <table:table-cell/>
          <table:table-cell table:style-name="ce29"/>
          <table:table-cell table:number-columns-repeated="233"/>
        </table:table-row>
        <table:table-row table:style-name="ro3" table:number-rows-repeated="3">
          <table:table-cell table:number-columns-repeated="2"/>
          <table:table-cell table:style-name="ce29"/>
          <table:table-cell table:number-columns-repeated="233"/>
        </table:table-row>
        <table:table-row table:style-name="ro3">
          <table:table-cell table:style-name="ce30"/>
          <table:table-cell/>
          <table:table-cell table:style-name="ce29"/>
          <table:table-cell table:number-columns-repeated="233"/>
        </table:table-row>
        <table:table-row table:style-name="ro3">
          <table:table-cell table:number-columns-repeated="2"/>
          <table:table-cell table:style-name="ce29"/>
          <table:table-cell table:number-columns-repeated="233"/>
        </table:table-row>
        <table:table-row table:style-name="ro3" table:number-rows-repeated="6">
          <table:table-cell table:style-name="ce29"/>
          <table:table-cell/>
          <table:table-cell table:style-name="ce29"/>
          <table:table-cell table:number-columns-repeated="233"/>
        </table:table-row>
        <table:table-row table:style-name="ro3" table:number-rows-repeated="2">
          <table:table-cell table:style-name="ce29" table:number-columns-repeated="3"/>
          <table:table-cell table:number-columns-repeated="233"/>
        </table:table-row>
        <table:table-row table:style-name="ro3" table:number-rows-repeated="11">
          <table:table-cell table:style-name="ce29"/>
          <table:table-cell table:number-columns-repeated="235"/>
        </table:table-row>
        <table:table-row table:style-name="ro3" table:number-rows-repeated="1048510">
          <table:table-cell table:number-columns-repeated="236"/>
        </table:table-row>
        <table:table-row table:style-name="ro3">
          <table:table-cell table:number-columns-repeated="236"/>
        </table:table-row>
        <table:named-expressions/>
      </table:table>
      <table:table table:name="Mechanics" table:style-name="ta2" table:print-ranges="Mechanics.T2:Mechanics.T13">
        <office:forms form:automatic-focus="false" form:apply-design-mode="false"/>
        <table:table-column table:style-name="co5" table:number-columns-repeated="10" table:default-cell-style-name="ce4"/>
        <table:table-column table:style-name="co5" table:default-cell-style-name="ce21"/>
        <table:table-column table:style-name="co5" table:number-columns-repeated="8" table:default-cell-style-name="ce4"/>
        <table:table-column table:style-name="co4" table:default-cell-style-name="ce4"/>
        <table:table-column table:style-name="co5" table:number-columns-repeated="214" table:default-cell-style-name="ce4"/>
        <table:table-column table:style-name="co5" table:number-columns-repeated="3" table:default-cell-style-name="ce21"/>
        <table:table-row table:style-name="ro1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43" office:value-type="string">
            <text:p>Drone</text:p>
          </table:table-cell>
          <table:table-cell table:style-name="ce42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43"/>
          <table:table-cell table:number-columns-repeated="224"/>
        </table:table-row>
        <table:table-row table:style-name="ro1">
          <table:table-cell table:style-name="ce42" table:formula="of:=INT(RAND()*100)" office:value-type="float" office:value="59">
            <text:p>59</text:p>
          </table:table-cell>
          <table:table-cell table:style-name="ce45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42" office:value-type="float" office:value="0">
            <text:p>0</text:p>
          </table:table-cell>
          <table:table-cell table:style-name="ce47" table:formula="of:=IF([.$K$4]=&quot;T&quot;;[.M2];INT(IF([.$C2]=&quot;T&quot;;RAND()*24+[.$K$2];0)))" office:value-type="float" office:value="43">
            <text:p>43</text:p>
          </table:table-cell>
          <table:table-cell table:style-name="ce50" table:formula="of:=IF([.E2]=0;0;[.E2]+4)" office:value-type="float" office:value="47">
            <text:p>47</text:p>
          </table:table-cell>
          <table:table-cell table:style-name="ce50" table:formula="of:=IF([.F2]=0;0;[.F2]+3)" office:value-type="float" office:value="50">
            <text:p>50</text:p>
          </table:table-cell>
          <table:table-cell table:style-name="ce53" table:formula="of:=IF([.G2]=0;0;[.G2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56" table:formula="of:=IF([.$K$4]=&quot;T&quot;;[.L18];INT(RAND()*24+[.$K$2]+36))" office:value-type="float" office:value="90">
            <text:p>90</text:p>
          </table:table-cell>
          <table:table-cell office:value-type="float" office:value="36">
            <text:p>36</text:p>
          </table:table-cell>
          <table:table-cell table:style-name="ce57" office:value-type="float" office:value="22">
            <text:p>22</text:p>
          </table:table-cell>
          <table:table-cell table:style-name="ce43" table:formula="of:=IF([.L2]=0;0;[.L2]+[.$K$2])" office:value-type="float" office:value="58">
            <text:p>58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31">
            <text:p>31</text:p>
          </table:table-cell>
          <table:table-cell table:style-name="ce45" office:value-type="float" office:value="80">
            <text:p>80</text:p>
          </table:table-cell>
          <table:table-cell table:style-name="ce23" table:formula="of:=IF([.A3]&lt;[.B3];&quot;T&quot;;&quot;F&quot;)" office:value-type="string" office:string-value="T">
            <text:p>T</text:p>
          </table:table-cell>
          <table:table-cell table:style-name="ce46" table:formula="of:=SUM([.$K$6]+[.D2])" office:value-type="float" office:value="480">
            <text:p>480</text:p>
          </table:table-cell>
          <table:table-cell table:style-name="ce48" table:formula="of:=IF([.$K$4]=&quot;T&quot;;[.M3];INT(IF([.$C3]=&quot;T&quot;;RAND()*24+[.$K$2];0)))" office:value-type="float" office:value="39">
            <text:p>39</text:p>
          </table:table-cell>
          <table:table-cell table:style-name="ce51" table:formula="of:=IF([.E3]=0;0;[.E3]+4)" office:value-type="float" office:value="43">
            <text:p>43</text:p>
          </table:table-cell>
          <table:table-cell table:style-name="ce51" table:formula="of:=IF([.F3]=0;0;[.F3]+3)" office:value-type="float" office:value="46">
            <text:p>46</text:p>
          </table:table-cell>
          <table:table-cell table:style-name="ce54" table:formula="of:=IF([.G3]=0;0;[.G3]+4)" office:value-type="float" office:value="50">
            <text:p>50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table:style-name="ce42" office:value-type="string">
            <text:p>Force score</text:p>
          </table:table-cell>
          <table:table-cell table:style-name="ce58" office:value-type="float" office:value="22">
            <text:p>22</text:p>
          </table:table-cell>
          <table:table-cell table:style-name="ce43" table:formula="of:=IF([.L3]=0;0;[.L3]+[.$K$2])" office:value-type="float" office:value="58">
            <text:p>58</text:p>
          </table:table-cell>
          <table:table-cell table:style-name="ce43"/>
          <table:table-cell table:number-columns-repeated="5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47">
            <text:p>47</text:p>
          </table:table-cell>
          <table:table-cell table:style-name="ce45" office:value-type="float" office:value="40">
            <text:p>40</text:p>
          </table:table-cell>
          <table:table-cell table:style-name="ce23" table:formula="of:=IF([.A4]&lt;[.B4];&quot;T&quot;;&quot;F&quot;)" office:value-type="string" office:string-value="F">
            <text:p>F</text:p>
          </table:table-cell>
          <table:table-cell table:style-name="ce46" table:formula="of:=SUM([.$K$6]+[.D3])" office:value-type="float" office:value="960">
            <text:p>960</text:p>
          </table:table-cell>
          <table:table-cell table:style-name="ce48" table:formula="of:=IF([.$K$4]=&quot;T&quot;;[.M4];INT(IF([.$C4]=&quot;T&quot;;RAND()*24+[.$K$2];0)))" office:value-type="float" office:value="0">
            <text:p>0</text:p>
          </table:table-cell>
          <table:table-cell table:style-name="ce51" table:formula="of:=IF([.E4]=0;0;[.E4]+4)" office:value-type="float" office:value="0">
            <text:p>0</text:p>
          </table:table-cell>
          <table:table-cell table:style-name="ce51" table:formula="of:=IF([.F4]=0;0;[.F4]+3)" office:value-type="float" office:value="0">
            <text:p>0</text:p>
          </table:table-cell>
          <table:table-cell table:style-name="ce54" table:formula="of:=IF([.G4]=0;0;[.G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office:value-type="string">
            <text:p>F</text:p>
          </table:table-cell>
          <table:table-cell table:style-name="ce58" office:value-type="float" office:value="22">
            <text:p>22</text:p>
          </table:table-cell>
          <table:table-cell table:style-name="ce43" table:formula="of:=IF([.L4]=0;0;[.L4]+[.$K$2])" office:value-type="float" office:value="58">
            <text:p>58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7">
            <text:p>7</text:p>
          </table:table-cell>
          <table:table-cell table:style-name="ce45" office:value-type="float" office:value="40">
            <text:p>40</text:p>
          </table:table-cell>
          <table:table-cell table:style-name="ce23" table:formula="of:=IF([.A5]&lt;[.B5];&quot;T&quot;;&quot;F&quot;)" office:value-type="string" office:string-value="T">
            <text:p>T</text:p>
          </table:table-cell>
          <table:table-cell table:style-name="ce46" table:formula="of:=SUM([.$K$6]+[.D4])" office:value-type="float" office:value="1440">
            <text:p>1440</text:p>
          </table:table-cell>
          <table:table-cell table:style-name="ce48" table:formula="of:=IF([.$K$4]=&quot;T&quot;;[.M5];INT(IF([.$C5]=&quot;T&quot;;RAND()*24+[.$K$2];0)))" office:value-type="float" office:value="52">
            <text:p>52</text:p>
          </table:table-cell>
          <table:table-cell table:style-name="ce51" table:formula="of:=IF([.E5]=0;0;[.E5]+4)" office:value-type="float" office:value="56">
            <text:p>56</text:p>
          </table:table-cell>
          <table:table-cell table:style-name="ce51" table:formula="of:=IF([.F5]=0;0;[.F5]+3)" office:value-type="float" office:value="59">
            <text:p>59</text:p>
          </table:table-cell>
          <table:table-cell table:style-name="ce54" table:formula="of:=IF([.G5]=0;0;[.G5]+4)" office:value-type="float" office:value="63">
            <text:p>63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table:style-name="ce43" office:value-type="string">
            <text:p>Note length</text:p>
          </table:table-cell>
          <table:table-cell table:style-name="ce58" office:value-type="float" office:value="22">
            <text:p>22</text:p>
          </table:table-cell>
          <table:table-cell table:style-name="ce43" table:formula="of:=IF([.L5]=0;0;[.L5]+[.$K$2])" office:value-type="float" office:value="58">
            <text:p>58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18">
            <text:p>18</text:p>
          </table:table-cell>
          <table:table-cell table:style-name="ce45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46" table:formula="of:=SUM([.$K$6]+[.D5])" office:value-type="float" office:value="1920">
            <text:p>1920</text:p>
          </table:table-cell>
          <table:table-cell table:style-name="ce48" table:formula="of:=IF([.$K$4]=&quot;T&quot;;[.M6];INT(IF([.$C6]=&quot;T&quot;;RAND()*24+[.$K$2];0)))" office:value-type="float" office:value="52">
            <text:p>52</text:p>
          </table:table-cell>
          <table:table-cell table:style-name="ce51" table:formula="of:=IF([.E6]=0;0;[.E6]+4)" office:value-type="float" office:value="56">
            <text:p>56</text:p>
          </table:table-cell>
          <table:table-cell table:style-name="ce51" table:formula="of:=IF([.F6]=0;0;[.F6]+3)" office:value-type="float" office:value="59">
            <text:p>59</text:p>
          </table:table-cell>
          <table:table-cell table:style-name="ce54" table:formula="of:=IF([.G6]=0;0;[.G6]+4)" office:value-type="float" office:value="63">
            <text:p>63</text:p>
          </table:table-cell>
          <table:table-cell table:style-name="ce21" table:formula="of:=[.K$6]" office:value-type="float" office:value="480">
            <text:p>480</text:p>
          </table:table-cell>
          <table:table-cell table:style-name="ce43"/>
          <table:table-cell office:value-type="float" office:value="480">
            <text:p>480</text:p>
          </table:table-cell>
          <table:table-cell table:style-name="ce59" office:value-type="float" office:value="0">
            <text:p>0</text:p>
          </table:table-cell>
          <table:table-cell table:style-name="ce43" table:formula="of:=IF([.L6]=0;0;[.L6]+[.$K$2])" office:value-type="float" office:value="0">
            <text:p>0</text:p>
          </table:table-cell>
          <table:table-cell table:style-name="ce42"/>
          <table:table-cell table:number-columns-repeated="5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17">
            <text:p>17</text:p>
          </table:table-cell>
          <table:table-cell table:style-name="ce45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46" table:formula="of:=SUM([.$K$6]+[.D6])" office:value-type="float" office:value="2400">
            <text:p>2400</text:p>
          </table:table-cell>
          <table:table-cell table:style-name="ce48" table:formula="of:=IF([.$K$4]=&quot;T&quot;;[.M7];INT(IF([.$C7]=&quot;T&quot;;RAND()*24+[.$K$2];0)))" office:value-type="float" office:value="52">
            <text:p>52</text:p>
          </table:table-cell>
          <table:table-cell table:style-name="ce51" table:formula="of:=IF([.E7]=0;0;[.E7]+4)" office:value-type="float" office:value="56">
            <text:p>56</text:p>
          </table:table-cell>
          <table:table-cell table:style-name="ce51" table:formula="of:=IF([.F7]=0;0;[.F7]+3)" office:value-type="float" office:value="59">
            <text:p>59</text:p>
          </table:table-cell>
          <table:table-cell table:style-name="ce54" table:formula="of:=IF([.G7]=0;0;[.G7]+4)" office:value-type="float" office:value="63">
            <text:p>63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7]=0;0;[.L7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59">
            <text:p>59</text:p>
          </table:table-cell>
          <table:table-cell table:style-name="ce45" office:value-type="float" office:value="30">
            <text:p>30</text:p>
          </table:table-cell>
          <table:table-cell table:style-name="ce23" table:formula="of:=IF([.A8]&lt;[.B8];&quot;T&quot;;&quot;F&quot;)" office:value-type="string" office:string-value="F">
            <text:p>F</text:p>
          </table:table-cell>
          <table:table-cell table:style-name="ce46" table:formula="of:=SUM([.$K$6]+[.D7])" office:value-type="float" office:value="2880">
            <text:p>2880</text:p>
          </table:table-cell>
          <table:table-cell table:style-name="ce48" table:formula="of:=IF([.$K$4]=&quot;T&quot;;[.M8];INT(IF([.$C8]=&quot;T&quot;;RAND()*24+[.$K$2];0)))" office:value-type="float" office:value="0">
            <text:p>0</text:p>
          </table:table-cell>
          <table:table-cell table:style-name="ce51" table:formula="of:=IF([.E8]=0;0;[.E8]+4)" office:value-type="float" office:value="0">
            <text:p>0</text:p>
          </table:table-cell>
          <table:table-cell table:style-name="ce51" table:formula="of:=IF([.F8]=0;0;[.F8]+3)" office:value-type="float" office:value="0">
            <text:p>0</text:p>
          </table:table-cell>
          <table:table-cell table:style-name="ce54" table:formula="of:=IF([.G8]=0;0;[.G8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3">
            <text:p>3</text:p>
          </table:table-cell>
          <table:table-cell table:style-name="ce43" table:formula="of:=IF([.L8]=0;0;[.L8]+[.$K$2])" office:value-type="float" office:value="39">
            <text:p>39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9">
            <text:p>9</text:p>
          </table:table-cell>
          <table:table-cell table:style-name="ce45" office:value-type="float" office:value="30">
            <text:p>30</text:p>
          </table:table-cell>
          <table:table-cell table:style-name="ce23" table:formula="of:=IF([.A9]&lt;[.B9];&quot;T&quot;;&quot;F&quot;)" office:value-type="string" office:string-value="T">
            <text:p>T</text:p>
          </table:table-cell>
          <table:table-cell table:style-name="ce46" table:formula="of:=SUM([.$K$6]+[.D8])" office:value-type="float" office:value="3360">
            <text:p>3360</text:p>
          </table:table-cell>
          <table:table-cell table:style-name="ce48" table:formula="of:=IF([.$K$4]=&quot;T&quot;;[.M9];INT(IF([.$C9]=&quot;T&quot;;RAND()*24+[.$K$2];0)))" office:value-type="float" office:value="40">
            <text:p>40</text:p>
          </table:table-cell>
          <table:table-cell table:style-name="ce51" table:formula="of:=IF([.E9]=0;0;[.E9]+4)" office:value-type="float" office:value="44">
            <text:p>44</text:p>
          </table:table-cell>
          <table:table-cell table:style-name="ce51" table:formula="of:=IF([.F9]=0;0;[.F9]+3)" office:value-type="float" office:value="47">
            <text:p>47</text:p>
          </table:table-cell>
          <table:table-cell table:style-name="ce54" table:formula="of:=IF([.G9]=0;0;[.G9]+4)" office:value-type="float" office:value="51">
            <text:p>51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9]=0;0;[.L9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50">
            <text:p>50</text:p>
          </table:table-cell>
          <table:table-cell table:style-name="ce45" office:value-type="float" office:value="40">
            <text:p>40</text:p>
          </table:table-cell>
          <table:table-cell table:style-name="ce23" table:formula="of:=IF([.A10]&lt;[.B10];&quot;T&quot;;&quot;F&quot;)" office:value-type="string" office:string-value="F">
            <text:p>F</text:p>
          </table:table-cell>
          <table:table-cell table:style-name="ce46" table:formula="of:=SUM([.$K$6]+[.D9])" office:value-type="float" office:value="3840">
            <text:p>3840</text:p>
          </table:table-cell>
          <table:table-cell table:style-name="ce48" table:formula="of:=IF([.$K$4]=&quot;T&quot;;[.M10];INT(IF([.$C10]=&quot;T&quot;;RAND()*24+[.$K$2];0)))" office:value-type="float" office:value="0">
            <text:p>0</text:p>
          </table:table-cell>
          <table:table-cell table:style-name="ce51" table:formula="of:=IF([.E10]=0;0;[.E10]+4)" office:value-type="float" office:value="0">
            <text:p>0</text:p>
          </table:table-cell>
          <table:table-cell table:style-name="ce51" table:formula="of:=IF([.F10]=0;0;[.F10]+3)" office:value-type="float" office:value="0">
            <text:p>0</text:p>
          </table:table-cell>
          <table:table-cell table:style-name="ce54" table:formula="of:=IF([.G10]=0;0;[.G10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10]=0;0;[.L10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56">
            <text:p>56</text:p>
          </table:table-cell>
          <table:table-cell table:style-name="ce45" office:value-type="float" office:value="20">
            <text:p>20</text:p>
          </table:table-cell>
          <table:table-cell table:style-name="ce23" table:formula="of:=IF([.A11]&lt;[.B11];&quot;T&quot;;&quot;F&quot;)" office:value-type="string" office:string-value="F">
            <text:p>F</text:p>
          </table:table-cell>
          <table:table-cell table:style-name="ce46" table:formula="of:=SUM([.$K$6]+[.D10])" office:value-type="float" office:value="4320">
            <text:p>4320</text:p>
          </table:table-cell>
          <table:table-cell table:style-name="ce48" table:formula="of:=IF([.$K$4]=&quot;T&quot;;[.M11];INT(IF([.$C11]=&quot;T&quot;;RAND()*24+[.$K$2];0)))" office:value-type="float" office:value="0">
            <text:p>0</text:p>
          </table:table-cell>
          <table:table-cell table:style-name="ce51" table:formula="of:=IF([.E11]=0;0;[.E11]+4)" office:value-type="float" office:value="0">
            <text:p>0</text:p>
          </table:table-cell>
          <table:table-cell table:style-name="ce51" table:formula="of:=IF([.F11]=0;0;[.F11]+3)" office:value-type="float" office:value="0">
            <text:p>0</text:p>
          </table:table-cell>
          <table:table-cell table:style-name="ce54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11]=0;0;[.L11]+[.$K$2])" office:value-type="float" office:value="0">
            <text:p>0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61">
            <text:p>61</text:p>
          </table:table-cell>
          <table:table-cell table:style-name="ce45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46" table:formula="of:=SUM([.$K$6]+[.D11])" office:value-type="float" office:value="4800">
            <text:p>4800</text:p>
          </table:table-cell>
          <table:table-cell table:style-name="ce48" table:formula="of:=IF([.$K$4]=&quot;T&quot;;[.M12];INT(IF([.$C12]=&quot;T&quot;;RAND()*24+[.$K$2];0)))" office:value-type="float" office:value="39">
            <text:p>39</text:p>
          </table:table-cell>
          <table:table-cell table:style-name="ce51" table:formula="of:=IF([.E12]=0;0;[.E12]+4)" office:value-type="float" office:value="43">
            <text:p>43</text:p>
          </table:table-cell>
          <table:table-cell table:style-name="ce51" table:formula="of:=IF([.F12]=0;0;[.F12]+3)" office:value-type="float" office:value="46">
            <text:p>46</text:p>
          </table:table-cell>
          <table:table-cell table:style-name="ce54" table:formula="of:=IF([.G12]=0;0;[.G12]+4)" office:value-type="float" office:value="50">
            <text:p>5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5">
            <text:p>5</text:p>
          </table:table-cell>
          <table:table-cell table:style-name="ce43" table:formula="of:=IF([.L12]=0;0;[.L12]+[.$K$2])" office:value-type="float" office:value="41">
            <text:p>41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14">
            <text:p>14</text:p>
          </table:table-cell>
          <table:table-cell table:style-name="ce45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46" table:formula="of:=SUM([.$K$6]+[.D12])" office:value-type="float" office:value="5280">
            <text:p>5280</text:p>
          </table:table-cell>
          <table:table-cell table:style-name="ce48" table:formula="of:=IF([.$K$4]=&quot;T&quot;;[.M13];INT(IF([.$C13]=&quot;T&quot;;RAND()*24+[.$K$2];0)))" office:value-type="float" office:value="45">
            <text:p>45</text:p>
          </table:table-cell>
          <table:table-cell table:style-name="ce51" table:formula="of:=IF([.E13]=0;0;[.E13]+4)" office:value-type="float" office:value="49">
            <text:p>49</text:p>
          </table:table-cell>
          <table:table-cell table:style-name="ce51" table:formula="of:=IF([.F13]=0;0;[.F13]+3)" office:value-type="float" office:value="52">
            <text:p>52</text:p>
          </table:table-cell>
          <table:table-cell table:style-name="ce54" table:formula="of:=IF([.G13]=0;0;[.G13]+4)" office:value-type="float" office:value="56">
            <text:p>56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6">
            <text:p>6</text:p>
          </table:table-cell>
          <table:table-cell table:style-name="ce43" table:formula="of:=IF([.L13]=0;0;[.L13]+[.$K$2])" office:value-type="float" office:value="42">
            <text:p>42</text:p>
          </table:table-cell>
          <table:table-cell table:number-columns-repeated="6"/>
          <table:table-cell table:style-name="ce41"/>
          <table:table-cell table:number-columns-repeated="217"/>
        </table:table-row>
        <table:table-row table:style-name="ro1">
          <table:table-cell table:style-name="ce42" table:formula="of:=INT(RAND()*100)" office:value-type="float" office:value="15">
            <text:p>15</text:p>
          </table:table-cell>
          <table:table-cell table:style-name="ce45" office:value-type="float" office:value="80">
            <text:p>80</text:p>
          </table:table-cell>
          <table:table-cell table:style-name="ce23" table:formula="of:=IF([.A14]&lt;[.B14];&quot;T&quot;;&quot;F&quot;)" office:value-type="string" office:string-value="T">
            <text:p>T</text:p>
          </table:table-cell>
          <table:table-cell table:style-name="ce46" table:formula="of:=SUM([.$K$6]+[.D13])" office:value-type="float" office:value="5760">
            <text:p>5760</text:p>
          </table:table-cell>
          <table:table-cell table:style-name="ce48" table:formula="of:=IF([.$K$4]=&quot;T&quot;;[.M14];INT(IF([.$C14]=&quot;T&quot;;RAND()*24+[.$K$2];0)))" office:value-type="float" office:value="37">
            <text:p>37</text:p>
          </table:table-cell>
          <table:table-cell table:style-name="ce51" table:formula="of:=IF([.E14]=0;0;[.E14]+4)" office:value-type="float" office:value="41">
            <text:p>41</text:p>
          </table:table-cell>
          <table:table-cell table:style-name="ce51" table:formula="of:=IF([.F14]=0;0;[.F14]+3)" office:value-type="float" office:value="44">
            <text:p>44</text:p>
          </table:table-cell>
          <table:table-cell table:style-name="ce54" table:formula="of:=IF([.G14]=0;0;[.G14]+4)" office:value-type="float" office:value="48">
            <text:p>48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14]=0;0;[.L14]+[.$K$2]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42" table:formula="of:=INT(RAND()*100)" office:value-type="float" office:value="76">
            <text:p>76</text:p>
          </table:table-cell>
          <table:table-cell table:style-name="ce45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46" table:formula="of:=SUM([.$K$6]+[.D14])" office:value-type="float" office:value="6240">
            <text:p>6240</text:p>
          </table:table-cell>
          <table:table-cell table:style-name="ce48" table:formula="of:=IF([.$K$4]=&quot;T&quot;;[.M15];INT(IF([.$C15]=&quot;T&quot;;RAND()*24+[.$K$2];0)))" office:value-type="float" office:value="0">
            <text:p>0</text:p>
          </table:table-cell>
          <table:table-cell table:style-name="ce51" table:formula="of:=IF([.E15]=0;0;[.E15]+4)" office:value-type="float" office:value="0">
            <text:p>0</text:p>
          </table:table-cell>
          <table:table-cell table:style-name="ce51" table:formula="of:=IF([.F15]=0;0;[.F15]+3)" office:value-type="float" office:value="0">
            <text:p>0</text:p>
          </table:table-cell>
          <table:table-cell table:style-name="ce54" table:formula="of:=IF([.G15]=0;0;[.G1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15]=0;0;[.L15]+[.$K$2]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42" table:formula="of:=INT(RAND()*100)" office:value-type="float" office:value="57">
            <text:p>57</text:p>
          </table:table-cell>
          <table:table-cell table:style-name="ce45" office:value-type="float" office:value="80">
            <text:p>80</text:p>
          </table:table-cell>
          <table:table-cell table:style-name="ce23" table:formula="of:=IF([.A16]&lt;[.B16];&quot;T&quot;;&quot;F&quot;)" office:value-type="string" office:string-value="T">
            <text:p>T</text:p>
          </table:table-cell>
          <table:table-cell table:style-name="ce46" table:formula="of:=SUM([.$K$6]+[.D15])" office:value-type="float" office:value="6720">
            <text:p>6720</text:p>
          </table:table-cell>
          <table:table-cell table:style-name="ce48" table:formula="of:=IF([.$K$4]=&quot;T&quot;;[.M16];INT(IF([.$C16]=&quot;T&quot;;RAND()*24+[.$K$2];0)))" office:value-type="float" office:value="37">
            <text:p>37</text:p>
          </table:table-cell>
          <table:table-cell table:style-name="ce51" table:formula="of:=IF([.E16]=0;0;[.E16]+4)" office:value-type="float" office:value="41">
            <text:p>41</text:p>
          </table:table-cell>
          <table:table-cell table:style-name="ce51" table:formula="of:=IF([.F16]=0;0;[.F16]+3)" office:value-type="float" office:value="44">
            <text:p>44</text:p>
          </table:table-cell>
          <table:table-cell table:style-name="ce54" table:formula="of:=IF([.G16]=0;0;[.G16]+4)" office:value-type="float" office:value="48">
            <text:p>48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59" office:value-type="float" office:value="0">
            <text:p>0</text:p>
          </table:table-cell>
          <table:table-cell table:style-name="ce43" table:formula="of:=IF([.L16]=0;0;[.L16]+[.$K$2])" office:value-type="float" office:value="0">
            <text:p>0</text:p>
          </table:table-cell>
          <table:table-cell table:number-columns-repeated="224"/>
        </table:table-row>
        <table:table-row table:style-name="ro1">
          <table:table-cell table:style-name="ce42" table:formula="of:=INT(RAND()*100)" office:value-type="float" office:value="13">
            <text:p>13</text:p>
          </table:table-cell>
          <table:table-cell table:style-name="ce45" office:value-type="float" office:value="80">
            <text:p>80</text:p>
          </table:table-cell>
          <table:table-cell table:style-name="ce23" table:formula="of:=IF([.A17]&lt;[.B17];&quot;T&quot;;&quot;F&quot;)" office:value-type="string" office:string-value="T">
            <text:p>T</text:p>
          </table:table-cell>
          <table:table-cell table:style-name="ce46" table:formula="of:=SUM([.$K$6]+[.D16])" office:value-type="float" office:value="7200">
            <text:p>7200</text:p>
          </table:table-cell>
          <table:table-cell table:style-name="ce49" table:formula="of:=IF([.$K$4]=&quot;T&quot;;[.M17];INT(IF([.$C17]=&quot;T&quot;;RAND()*24+[.$K$2];0)))" office:value-type="float" office:value="39">
            <text:p>39</text:p>
          </table:table-cell>
          <table:table-cell table:style-name="ce52" table:formula="of:=IF([.E17]=0;0;[.E17]+4)" office:value-type="float" office:value="43">
            <text:p>43</text:p>
          </table:table-cell>
          <table:table-cell table:style-name="ce52" table:formula="of:=IF([.F17]=0;0;[.F17]+3)" office:value-type="float" office:value="46">
            <text:p>46</text:p>
          </table:table-cell>
          <table:table-cell table:style-name="ce55" table:formula="of:=IF([.G17]=0;0;[.G17]+4)" office:value-type="float" office:value="50">
            <text:p>5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43"/>
          <table:table-cell table:style-name="ce60"/>
          <table:table-cell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46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3"/>
          <table:table-cell table:style-name="ce61" office:value-type="float" office:value="3">
            <text:p>3</text:p>
          </table:table-cell>
          <table:table-cell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21"/>
          <table:table-cell table:style-name="ce43" table:number-columns-repeated="2"/>
          <table:table-cell table:style-name="ce10" table:number-columns-repeated="2"/>
          <table:table-cell table:number-columns-repeated="229"/>
        </table:table-row>
        <table:table-row table:style-name="ro1">
          <table:table-cell office:value-type="string">
            <text:p>Concat 2 title</text:p>
          </table:table-cell>
          <table:table-cell table:style-name="ce10" table:number-columns-repeated="3"/>
          <table:table-cell table:style-name="ce43"/>
          <table:table-cell table:style-name="ce10" table:number-columns-repeated="3"/>
          <table:table-cell table:number-columns-repeated="229"/>
        </table:table-row>
        <table:table-row table:style-name="ro1">
          <table:table-cell table:style-name="ce42" table:formula="of:=[$Mechanics.$E$2]" office:value-type="float" office:value="43">
            <text:p>43</text:p>
          </table:table-cell>
          <table:table-cell table:style-name="ce42" table:formula="of:=[$Mechanics.$E$3]" office:value-type="float" office:value="39">
            <text:p>39</text:p>
          </table:table-cell>
          <table:table-cell table:style-name="ce42" table:formula="of:=[$Mechanics.$E$4]" office:value-type="float" office:value="0">
            <text:p>0</text:p>
          </table:table-cell>
          <table:table-cell table:style-name="ce42" table:formula="of:=[$Mechanics.$E$5]" office:value-type="float" office:value="52">
            <text:p>52</text:p>
          </table:table-cell>
          <table:table-cell table:style-name="ce42" table:formula="of:=[$Mechanics.$E$6]" office:value-type="float" office:value="52">
            <text:p>52</text:p>
          </table:table-cell>
          <table:table-cell table:style-name="ce42" table:formula="of:=[$Mechanics.$E$7]" office:value-type="float" office:value="52">
            <text:p>52</text:p>
          </table:table-cell>
          <table:table-cell table:style-name="ce42" table:formula="of:=[$Mechanics.$E$8]" office:value-type="float" office:value="0">
            <text:p>0</text:p>
          </table:table-cell>
          <table:table-cell table:style-name="ce42" table:formula="of:=[$Mechanics.$E$9]" office:value-type="float" office:value="40">
            <text:p>40</text:p>
          </table:table-cell>
          <table:table-cell table:style-name="ce42" table:formula="of:=[$Mechanics.$E$10]" office:value-type="float" office:value="0">
            <text:p>0</text:p>
          </table:table-cell>
          <table:table-cell table:style-name="ce42" table:formula="of:=[$Mechanics.$E$11]" office:value-type="float" office:value="0">
            <text:p>0</text:p>
          </table:table-cell>
          <table:table-cell table:style-name="ce42" table:formula="of:=[$Mechanics.$E$12]" office:value-type="float" office:value="39">
            <text:p>39</text:p>
          </table:table-cell>
          <table:table-cell table:style-name="ce42" table:formula="of:=[$Mechanics.$E$13]" office:value-type="float" office:value="45">
            <text:p>45</text:p>
          </table:table-cell>
          <table:table-cell table:style-name="ce42" table:formula="of:=[$Mechanics.$E$14]" office:value-type="float" office:value="37">
            <text:p>37</text:p>
          </table:table-cell>
          <table:table-cell table:style-name="ce42" table:formula="of:=[$Mechanics.$E$15]" office:value-type="float" office:value="0">
            <text:p>0</text:p>
          </table:table-cell>
          <table:table-cell table:style-name="ce42" table:formula="of:=[$Mechanics.$E$16]" office:value-type="float" office:value="37">
            <text:p>37</text:p>
          </table:table-cell>
          <table:table-cell table:style-name="ce42" table:formula="of:=[$Mechanics.$E$17]" office:value-type="float" office:value="39">
            <text:p>39</text:p>
          </table:table-cell>
          <table:table-cell table:style-name="ce42"/>
          <table:table-cell table:formula="of:=[.J2]" office:value-type="float" office:value="90">
            <text:p>90</text:p>
          </table:table-cell>
          <table:table-cell table:number-columns-repeated="219"/>
        </table:table-row>
        <table:table-row table:style-name="ro1">
          <table:table-cell table:style-name="ce21" table:formula="of:=MOD([.A21];12)" office:value-type="float" office:value="7">
            <text:p>7</text:p>
          </table:table-cell>
          <table:table-cell table:style-name="ce21" table:formula="of:=MOD([.B21];12)" office:value-type="float" office:value="3">
            <text:p>3</text:p>
          </table:table-cell>
          <table:table-cell table:style-name="ce21" table:formula="of:=MOD([.C21];12)" office:value-type="float" office:value="0">
            <text:p>0</text:p>
          </table:table-cell>
          <table:table-cell table:style-name="ce21" table:formula="of:=MOD([.D21];12)" office:value-type="float" office:value="4">
            <text:p>4</text:p>
          </table:table-cell>
          <table:table-cell table:style-name="ce21" table:formula="of:=MOD([.E21];12)" office:value-type="float" office:value="4">
            <text:p>4</text:p>
          </table:table-cell>
          <table:table-cell table:style-name="ce21" table:formula="of:=MOD([.F21];12)" office:value-type="float" office:value="4">
            <text:p>4</text:p>
          </table:table-cell>
          <table:table-cell table:style-name="ce21" table:formula="of:=MOD([.G21];12)" office:value-type="float" office:value="0">
            <text:p>0</text:p>
          </table:table-cell>
          <table:table-cell table:style-name="ce21" table:formula="of:=MOD([.H21];12)" office:value-type="float" office:value="4">
            <text:p>4</text:p>
          </table:table-cell>
          <table:table-cell table:style-name="ce21" table:formula="of:=MOD([.I21];12)" office:value-type="float" office:value="0">
            <text:p>0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3">
            <text:p>3</text:p>
          </table:table-cell>
          <table:table-cell table:style-name="ce21" table:formula="of:=MOD([.L21];12)" office:value-type="float" office:value="9">
            <text:p>9</text:p>
          </table:table-cell>
          <table:table-cell table:style-name="ce21" table:formula="of:=MOD([.M21];12)" office:value-type="float" office:value="1">
            <text:p>1</text:p>
          </table:table-cell>
          <table:table-cell table:style-name="ce21" table:formula="of:=MOD([.N21];12)" office:value-type="float" office:value="0">
            <text:p>0</text:p>
          </table:table-cell>
          <table:table-cell table:style-name="ce21" table:formula="of:=MOD([.O21];12)" office:value-type="float" office:value="1">
            <text:p>1</text:p>
          </table:table-cell>
          <table:table-cell table:style-name="ce21" table:formula="of:=MOD([.P21];12)" office:value-type="float" office:value="3">
            <text:p>3</text:p>
          </table:table-cell>
          <table:table-cell/>
          <table:table-cell table:style-name="ce21" table:formula="of:=MOD([.R21];12)" office:value-type="float" office:value="6">
            <text:p>6</text:p>
          </table:table-cell>
          <table:table-cell table:number-columns-repeated="219"/>
        </table:table-row>
        <table:table-row table:style-name="ro4">
          <table:table-cell table:formula="of:=IF([.A21]=0;&quot;X&quot;;[.A22])" office:value-type="float" office:value="7">
            <text:p>7</text:p>
          </table:table-cell>
          <table:table-cell table:formula="of:=IF([.B21]=0;&quot;X&quot;;[.B22])" office:value-type="float" office:value="3">
            <text:p>3</text:p>
          </table:table-cell>
          <table:table-cell table:formula="of:=IF([.C21]=0;&quot;X&quot;;[.C22])" office:value-type="string" office:string-value="X">
            <text:p>X</text:p>
          </table:table-cell>
          <table:table-cell table:formula="of:=IF([.D21]=0;&quot;X&quot;;[.D22])" office:value-type="float" office:value="4">
            <text:p>4</text:p>
          </table:table-cell>
          <table:table-cell table:formula="of:=IF([.E21]=0;&quot;X&quot;;[.E22])" office:value-type="float" office:value="4">
            <text:p>4</text:p>
          </table:table-cell>
          <table:table-cell table:formula="of:=IF([.F21]=0;&quot;X&quot;;[.F22])" office:value-type="float" office:value="4">
            <text:p>4</text:p>
          </table:table-cell>
          <table:table-cell table:formula="of:=IF([.G21]=0;&quot;X&quot;;[.G22])" office:value-type="string" office:string-value="X">
            <text:p>X</text:p>
          </table:table-cell>
          <table:table-cell table:formula="of:=IF([.H21]=0;&quot;X&quot;;[.H22])" office:value-type="float" office:value="4">
            <text:p>4</text:p>
          </table:table-cell>
          <table:table-cell table:formula="of:=IF([.I21]=0;&quot;X&quot;;[.I22])" office:value-type="string" office:string-value="X">
            <text:p>X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float" office:value="3">
            <text:p>3</text:p>
          </table:table-cell>
          <table:table-cell table:formula="of:=IF([.L21]=0;&quot;X&quot;;[.L22])" office:value-type="float" office:value="9">
            <text:p>9</text:p>
          </table:table-cell>
          <table:table-cell table:formula="of:=IF([.M21]=0;&quot;X&quot;;[.M22])" office:value-type="float" office:value="1">
            <text:p>1</text:p>
          </table:table-cell>
          <table:table-cell table:formula="of:=IF([.N21]=0;&quot;X&quot;;[.N22])" office:value-type="string" office:string-value="X">
            <text:p>X</text:p>
          </table:table-cell>
          <table:table-cell table:formula="of:=IF([.O21]=0;&quot;X&quot;;[.O22])" office:value-type="float" office:value="1">
            <text:p>1</text:p>
          </table:table-cell>
          <table:table-cell table:formula="of:=IF([.P21]=0;&quot;X&quot;;[.P22])" office:value-type="float" office:value="3">
            <text:p>3</text:p>
          </table:table-cell>
          <table:table-cell table:style-name="ce44"/>
          <table:table-cell table:formula="of:=IF([.R21]=0;&quot;X&quot;;[.R22])" office:value-type="float" office:value="6">
            <text:p>6</text:p>
          </table:table-cell>
          <table:table-cell table:number-columns-repeated="219"/>
        </table:table-row>
        <table:table-row table:style-name="ro1">
          <table:table-cell table:style-name="ce43"/>
          <table:table-cell table:style-name="ce21" table:number-columns-repeated="9"/>
          <table:table-cell/>
          <table:table-cell table:style-name="ce21" table:number-columns-repeated="5"/>
          <table:table-cell table:style-name="ce42"/>
          <table:table-cell table:number-columns-repeated="220"/>
        </table:table-row>
        <table:table-row table:style-name="ro1">
          <table:table-cell table:style-name="ce42" table:formula="of:=[$Mechanics.$F$2]" office:value-type="float" office:value="47">
            <text:p>47</text:p>
          </table:table-cell>
          <table:table-cell table:style-name="ce42" table:formula="of:=[$Mechanics.$F$3]" office:value-type="float" office:value="43">
            <text:p>43</text:p>
          </table:table-cell>
          <table:table-cell table:style-name="ce42" table:formula="of:=[$Mechanics.$F$4]" office:value-type="float" office:value="0">
            <text:p>0</text:p>
          </table:table-cell>
          <table:table-cell table:style-name="ce42" table:formula="of:=[$Mechanics.$F$5]" office:value-type="float" office:value="56">
            <text:p>56</text:p>
          </table:table-cell>
          <table:table-cell table:style-name="ce42" table:formula="of:=[$Mechanics.$F$6]" office:value-type="float" office:value="56">
            <text:p>56</text:p>
          </table:table-cell>
          <table:table-cell table:style-name="ce42" table:formula="of:=[$Mechanics.$F$7]" office:value-type="float" office:value="56">
            <text:p>56</text:p>
          </table:table-cell>
          <table:table-cell table:style-name="ce42" table:formula="of:=[$Mechanics.$F$8]" office:value-type="float" office:value="0">
            <text:p>0</text:p>
          </table:table-cell>
          <table:table-cell table:style-name="ce42" table:formula="of:=[$Mechanics.$F$9]" office:value-type="float" office:value="44">
            <text:p>44</text:p>
          </table:table-cell>
          <table:table-cell table:style-name="ce42" table:formula="of:=[$Mechanics.$F$10]" office:value-type="float" office:value="0">
            <text:p>0</text:p>
          </table:table-cell>
          <table:table-cell table:style-name="ce42" table:formula="of:=[$Mechanics.$F$11]" office:value-type="float" office:value="0">
            <text:p>0</text:p>
          </table:table-cell>
          <table:table-cell table:style-name="ce42" table:formula="of:=[$Mechanics.$F$12]" office:value-type="float" office:value="43">
            <text:p>43</text:p>
          </table:table-cell>
          <table:table-cell table:style-name="ce42" table:formula="of:=[$Mechanics.$F$13]" office:value-type="float" office:value="49">
            <text:p>49</text:p>
          </table:table-cell>
          <table:table-cell table:style-name="ce42" table:formula="of:=[$Mechanics.$F$14]" office:value-type="float" office:value="41">
            <text:p>41</text:p>
          </table:table-cell>
          <table:table-cell table:style-name="ce42" table:formula="of:=[$Mechanics.$F$15]" office:value-type="float" office:value="0">
            <text:p>0</text:p>
          </table:table-cell>
          <table:table-cell table:style-name="ce42" table:formula="of:=[$Mechanics.$F$16]" office:value-type="float" office:value="41">
            <text:p>41</text:p>
          </table:table-cell>
          <table:table-cell table:style-name="ce42" table:formula="of:=[$Mechanics.$F$17]" office:value-type="float" office:value="43">
            <text:p>43</text:p>
          </table:table-cell>
          <table:table-cell table:number-columns-repeated="221"/>
        </table:table-row>
        <table:table-row table:style-name="ro1">
          <table:table-cell table:style-name="ce21" table:formula="of:=MOD([.A25];12)" office:value-type="float" office:value="11">
            <text:p>11</text:p>
          </table:table-cell>
          <table:table-cell table:style-name="ce21" table:formula="of:=MOD([.B25];12)" office:value-type="float" office:value="7">
            <text:p>7</text:p>
          </table:table-cell>
          <table:table-cell table:style-name="ce21" table:formula="of:=MOD([.C25];12)" office:value-type="float" office:value="0">
            <text:p>0</text:p>
          </table:table-cell>
          <table:table-cell table:style-name="ce21" table:formula="of:=MOD([.D25];12)" office:value-type="float" office:value="8">
            <text:p>8</text:p>
          </table:table-cell>
          <table:table-cell table:style-name="ce21" table:formula="of:=MOD([.E25];12)" office:value-type="float" office:value="8">
            <text:p>8</text:p>
          </table:table-cell>
          <table:table-cell table:style-name="ce21" table:formula="of:=MOD([.F25];12)" office:value-type="float" office:value="8">
            <text:p>8</text:p>
          </table:table-cell>
          <table:table-cell table:style-name="ce21" table:formula="of:=MOD([.G25];12)" office:value-type="float" office:value="0">
            <text:p>0</text:p>
          </table:table-cell>
          <table:table-cell table:style-name="ce21" table:formula="of:=MOD([.H25];12)" office:value-type="float" office:value="8">
            <text:p>8</text:p>
          </table:table-cell>
          <table:table-cell table:style-name="ce21" table:formula="of:=MOD([.I25];12)" office:value-type="float" office:value="0">
            <text:p>0</text:p>
          </table:table-cell>
          <table:table-cell table:style-name="ce21" table:formula="of:=MOD([.J25];12)" office:value-type="float" office:value="0">
            <text:p>0</text:p>
          </table:table-cell>
          <table:table-cell table:formula="of:=MOD([.K25];12)" office:value-type="float" office:value="7">
            <text:p>7</text:p>
          </table:table-cell>
          <table:table-cell table:style-name="ce21" table:formula="of:=MOD([.L25];12)" office:value-type="float" office:value="1">
            <text:p>1</text:p>
          </table:table-cell>
          <table:table-cell table:style-name="ce21" table:formula="of:=MOD([.M25];12)" office:value-type="float" office:value="5">
            <text:p>5</text:p>
          </table:table-cell>
          <table:table-cell table:style-name="ce21" table:formula="of:=MOD([.N25];12)" office:value-type="float" office:value="0">
            <text:p>0</text:p>
          </table:table-cell>
          <table:table-cell table:style-name="ce21" table:formula="of:=MOD([.O25];12)" office:value-type="float" office:value="5">
            <text:p>5</text:p>
          </table:table-cell>
          <table:table-cell table:style-name="ce21" table:formula="of:=MOD([.P25];12)" office:value-type="float" office:value="7">
            <text:p>7</text:p>
          </table:table-cell>
          <table:table-cell table:style-name="ce43" table:number-columns-repeated="2"/>
          <table:table-cell table:number-columns-repeated="219"/>
        </table:table-row>
        <table:table-row table:style-name="ro1">
          <table:table-cell table:formula="of:=IF([.A25]=0;&quot;X&quot;;[.A26])" office:value-type="float" office:value="11">
            <text:p>11</text:p>
          </table:table-cell>
          <table:table-cell table:formula="of:=IF([.B25]=0;&quot;X&quot;;[.B26])" office:value-type="float" office:value="7">
            <text:p>7</text:p>
          </table:table-cell>
          <table:table-cell table:formula="of:=IF([.C25]=0;&quot;X&quot;;[.C26])" office:value-type="string" office:string-value="X">
            <text:p>X</text:p>
          </table:table-cell>
          <table:table-cell table:formula="of:=IF([.D25]=0;&quot;X&quot;;[.D26])" office:value-type="float" office:value="8">
            <text:p>8</text:p>
          </table:table-cell>
          <table:table-cell table:formula="of:=IF([.E25]=0;&quot;X&quot;;[.E26])" office:value-type="float" office:value="8">
            <text:p>8</text:p>
          </table:table-cell>
          <table:table-cell table:formula="of:=IF([.F25]=0;&quot;X&quot;;[.F26])" office:value-type="float" office:value="8">
            <text:p>8</text:p>
          </table:table-cell>
          <table:table-cell table:formula="of:=IF([.G25]=0;&quot;X&quot;;[.G26])" office:value-type="string" office:string-value="X">
            <text:p>X</text:p>
          </table:table-cell>
          <table:table-cell table:formula="of:=IF([.H25]=0;&quot;X&quot;;[.H26])" office:value-type="float" office:value="8">
            <text:p>8</text:p>
          </table:table-cell>
          <table:table-cell table:formula="of:=IF([.I25]=0;&quot;X&quot;;[.I26])" office:value-type="string" office:string-value="X">
            <text:p>X</text:p>
          </table:table-cell>
          <table:table-cell table:formula="of:=IF([.J25]=0;&quot;X&quot;;[.J26])" office:value-type="string" office:string-value="X">
            <text:p>X</text:p>
          </table:table-cell>
          <table:table-cell table:style-name="ce4" table:formula="of:=IF([.K25]=0;&quot;X&quot;;[.K26])" office:value-type="float" office:value="7">
            <text:p>7</text:p>
          </table:table-cell>
          <table:table-cell table:formula="of:=IF([.L25]=0;&quot;X&quot;;[.L26])" office:value-type="float" office:value="1">
            <text:p>1</text:p>
          </table:table-cell>
          <table:table-cell table:formula="of:=IF([.M25]=0;&quot;X&quot;;[.M26])" office:value-type="float" office:value="5">
            <text:p>5</text:p>
          </table:table-cell>
          <table:table-cell table:formula="of:=IF([.N25]=0;&quot;X&quot;;[.N26])" office:value-type="string" office:string-value="X">
            <text:p>X</text:p>
          </table:table-cell>
          <table:table-cell table:formula="of:=IF([.O25]=0;&quot;X&quot;;[.O26])" office:value-type="float" office:value="5">
            <text:p>5</text:p>
          </table:table-cell>
          <table:table-cell table:formula="of:=IF([.P25]=0;&quot;X&quot;;[.P26])" office:value-type="float" office:value="7">
            <text:p>7</text:p>
          </table:table-cell>
          <table:table-cell table:style-name="ce43" table:number-columns-repeated="2"/>
          <table:table-cell table:number-columns-repeated="219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ce42" table:formula="of:=[$Mechanics.$G$2]" office:value-type="float" office:value="50">
            <text:p>50</text:p>
          </table:table-cell>
          <table:table-cell table:style-name="ce42" table:formula="of:=[$Mechanics.$G$3]" office:value-type="float" office:value="46">
            <text:p>46</text:p>
          </table:table-cell>
          <table:table-cell table:style-name="ce42" table:formula="of:=[$Mechanics.$G$4]" office:value-type="float" office:value="0">
            <text:p>0</text:p>
          </table:table-cell>
          <table:table-cell table:style-name="ce42" table:formula="of:=[$Mechanics.$G$5]" office:value-type="float" office:value="59">
            <text:p>59</text:p>
          </table:table-cell>
          <table:table-cell table:style-name="ce42" table:formula="of:=[$Mechanics.$G$6]" office:value-type="float" office:value="59">
            <text:p>59</text:p>
          </table:table-cell>
          <table:table-cell table:style-name="ce42" table:formula="of:=[$Mechanics.$G$7]" office:value-type="float" office:value="59">
            <text:p>59</text:p>
          </table:table-cell>
          <table:table-cell table:style-name="ce42" table:formula="of:=[$Mechanics.$G$8]" office:value-type="float" office:value="0">
            <text:p>0</text:p>
          </table:table-cell>
          <table:table-cell table:style-name="ce42" table:formula="of:=[$Mechanics.$G$9]" office:value-type="float" office:value="47">
            <text:p>47</text:p>
          </table:table-cell>
          <table:table-cell table:style-name="ce42" table:formula="of:=[$Mechanics.$G$10]" office:value-type="float" office:value="0">
            <text:p>0</text:p>
          </table:table-cell>
          <table:table-cell table:style-name="ce42" table:formula="of:=[$Mechanics.$G$11]" office:value-type="float" office:value="0">
            <text:p>0</text:p>
          </table:table-cell>
          <table:table-cell table:style-name="ce42" table:formula="of:=[$Mechanics.$G$12]" office:value-type="float" office:value="46">
            <text:p>46</text:p>
          </table:table-cell>
          <table:table-cell table:style-name="ce42" table:formula="of:=[$Mechanics.$G$13]" office:value-type="float" office:value="52">
            <text:p>52</text:p>
          </table:table-cell>
          <table:table-cell table:style-name="ce42" table:formula="of:=[$Mechanics.$G$14]" office:value-type="float" office:value="44">
            <text:p>44</text:p>
          </table:table-cell>
          <table:table-cell table:style-name="ce42" table:formula="of:=[$Mechanics.$G$15]" office:value-type="float" office:value="0">
            <text:p>0</text:p>
          </table:table-cell>
          <table:table-cell table:style-name="ce42" table:formula="of:=[$Mechanics.$G$16]" office:value-type="float" office:value="44">
            <text:p>44</text:p>
          </table:table-cell>
          <table:table-cell table:style-name="ce42" table:formula="of:=[$Mechanics.$G$17]" office:value-type="float" office:value="46">
            <text:p>46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ce21" table:formula="of:=MOD([.A29];12)" office:value-type="float" office:value="2">
            <text:p>2</text:p>
          </table:table-cell>
          <table:table-cell table:style-name="ce21" table:formula="of:=MOD([.B29];12)" office:value-type="float" office:value="10">
            <text:p>10</text:p>
          </table:table-cell>
          <table:table-cell table:style-name="ce21" table:formula="of:=MOD([.C29];12)" office:value-type="float" office:value="0">
            <text:p>0</text:p>
          </table:table-cell>
          <table:table-cell table:style-name="ce21" table:formula="of:=MOD([.D29];12)" office:value-type="float" office:value="11">
            <text:p>11</text:p>
          </table:table-cell>
          <table:table-cell table:style-name="ce21" table:formula="of:=MOD([.E29];12)" office:value-type="float" office:value="11">
            <text:p>11</text:p>
          </table:table-cell>
          <table:table-cell table:style-name="ce21" table:formula="of:=MOD([.F29];12)" office:value-type="float" office:value="11">
            <text:p>11</text:p>
          </table:table-cell>
          <table:table-cell table:style-name="ce21" table:formula="of:=MOD([.G29];12)" office:value-type="float" office:value="0">
            <text:p>0</text:p>
          </table:table-cell>
          <table:table-cell table:style-name="ce21" table:formula="of:=MOD([.H29];12)" office:value-type="float" office:value="11">
            <text:p>11</text:p>
          </table:table-cell>
          <table:table-cell table:style-name="ce21" table:formula="of:=MOD([.I29];12)" office:value-type="float" office:value="0">
            <text:p>0</text:p>
          </table:table-cell>
          <table:table-cell table:style-name="ce21" table:formula="of:=MOD([.J29];12)" office:value-type="float" office:value="0">
            <text:p>0</text:p>
          </table:table-cell>
          <table:table-cell table:formula="of:=MOD([.K29];12)" office:value-type="float" office:value="10">
            <text:p>10</text:p>
          </table:table-cell>
          <table:table-cell table:style-name="ce21" table:formula="of:=MOD([.L29];12)" office:value-type="float" office:value="4">
            <text:p>4</text:p>
          </table:table-cell>
          <table:table-cell table:style-name="ce21" table:formula="of:=MOD([.M29];12)" office:value-type="float" office:value="8">
            <text:p>8</text:p>
          </table:table-cell>
          <table:table-cell table:style-name="ce21" table:formula="of:=MOD([.N29];12)" office:value-type="float" office:value="0">
            <text:p>0</text:p>
          </table:table-cell>
          <table:table-cell table:style-name="ce21" table:formula="of:=MOD([.O29];12)" office:value-type="float" office:value="8">
            <text:p>8</text:p>
          </table:table-cell>
          <table:table-cell table:style-name="ce21" table:formula="of:=MOD([.P29];12)" office:value-type="float" office:value="10">
            <text:p>1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formula="of:=IF([.A29]=0;&quot;X&quot;;[.A30])" office:value-type="float" office:value="2">
            <text:p>2</text:p>
          </table:table-cell>
          <table:table-cell table:formula="of:=IF([.B29]=0;&quot;X&quot;;[.B30])" office:value-type="float" office:value="10">
            <text:p>10</text:p>
          </table:table-cell>
          <table:table-cell table:formula="of:=IF([.C29]=0;&quot;X&quot;;[.C30])" office:value-type="string" office:string-value="X">
            <text:p>X</text:p>
          </table:table-cell>
          <table:table-cell table:formula="of:=IF([.D29]=0;&quot;X&quot;;[.D30])" office:value-type="float" office:value="11">
            <text:p>11</text:p>
          </table:table-cell>
          <table:table-cell table:formula="of:=IF([.E29]=0;&quot;X&quot;;[.E30])" office:value-type="float" office:value="11">
            <text:p>11</text:p>
          </table:table-cell>
          <table:table-cell table:formula="of:=IF([.F29]=0;&quot;X&quot;;[.F30])" office:value-type="float" office:value="11">
            <text:p>11</text:p>
          </table:table-cell>
          <table:table-cell table:formula="of:=IF([.G29]=0;&quot;X&quot;;[.G30])" office:value-type="string" office:string-value="X">
            <text:p>X</text:p>
          </table:table-cell>
          <table:table-cell table:formula="of:=IF([.H29]=0;&quot;X&quot;;[.H30])" office:value-type="float" office:value="11">
            <text:p>11</text:p>
          </table:table-cell>
          <table:table-cell table:formula="of:=IF([.I29]=0;&quot;X&quot;;[.I30])" office:value-type="string" office:string-value="X">
            <text:p>X</text:p>
          </table:table-cell>
          <table:table-cell table:formula="of:=IF([.J29]=0;&quot;X&quot;;[.J30])" office:value-type="string" office:string-value="X">
            <text:p>X</text:p>
          </table:table-cell>
          <table:table-cell table:style-name="ce4" table:formula="of:=IF([.K29]=0;&quot;X&quot;;[.K30])" office:value-type="float" office:value="10">
            <text:p>10</text:p>
          </table:table-cell>
          <table:table-cell table:formula="of:=IF([.L29]=0;&quot;X&quot;;[.L30])" office:value-type="float" office:value="4">
            <text:p>4</text:p>
          </table:table-cell>
          <table:table-cell table:formula="of:=IF([.M29]=0;&quot;X&quot;;[.M30])" office:value-type="float" office:value="8">
            <text:p>8</text:p>
          </table:table-cell>
          <table:table-cell table:formula="of:=IF([.N29]=0;&quot;X&quot;;[.N30])" office:value-type="string" office:string-value="X">
            <text:p>X</text:p>
          </table:table-cell>
          <table:table-cell table:formula="of:=IF([.O29]=0;&quot;X&quot;;[.O30])" office:value-type="float" office:value="8">
            <text:p>8</text:p>
          </table:table-cell>
          <table:table-cell table:formula="of:=IF([.P29]=0;&quot;X&quot;;[.P30])" office:value-type="float" office:value="10">
            <text:p>1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ce42" table:formula="of:=[$Mechanics.$H$2]" office:value-type="float" office:value="54">
            <text:p>54</text:p>
          </table:table-cell>
          <table:table-cell table:style-name="ce42" table:formula="of:=[$Mechanics.$H$3]" office:value-type="float" office:value="50">
            <text:p>50</text:p>
          </table:table-cell>
          <table:table-cell table:style-name="ce42" table:formula="of:=[$Mechanics.$H$4]" office:value-type="float" office:value="0">
            <text:p>0</text:p>
          </table:table-cell>
          <table:table-cell table:style-name="ce42" table:formula="of:=[$Mechanics.$H$5]" office:value-type="float" office:value="63">
            <text:p>63</text:p>
          </table:table-cell>
          <table:table-cell table:style-name="ce42" table:formula="of:=[$Mechanics.$H$6]" office:value-type="float" office:value="63">
            <text:p>63</text:p>
          </table:table-cell>
          <table:table-cell table:style-name="ce42" table:formula="of:=[$Mechanics.$H$7]" office:value-type="float" office:value="63">
            <text:p>63</text:p>
          </table:table-cell>
          <table:table-cell table:style-name="ce42" table:formula="of:=[$Mechanics.$H$8]" office:value-type="float" office:value="0">
            <text:p>0</text:p>
          </table:table-cell>
          <table:table-cell table:style-name="ce42" table:formula="of:=[$Mechanics.$H$9]" office:value-type="float" office:value="51">
            <text:p>51</text:p>
          </table:table-cell>
          <table:table-cell table:style-name="ce42" table:formula="of:=[$Mechanics.$H$10]" office:value-type="float" office:value="0">
            <text:p>0</text:p>
          </table:table-cell>
          <table:table-cell table:style-name="ce42" table:formula="of:=[$Mechanics.$H$11]" office:value-type="float" office:value="0">
            <text:p>0</text:p>
          </table:table-cell>
          <table:table-cell table:style-name="ce42" table:formula="of:=[$Mechanics.$H$12]" office:value-type="float" office:value="50">
            <text:p>50</text:p>
          </table:table-cell>
          <table:table-cell table:style-name="ce42" table:formula="of:=[$Mechanics.$H$13]" office:value-type="float" office:value="56">
            <text:p>56</text:p>
          </table:table-cell>
          <table:table-cell table:style-name="ce42" table:formula="of:=[$Mechanics.$H$14]" office:value-type="float" office:value="48">
            <text:p>48</text:p>
          </table:table-cell>
          <table:table-cell table:style-name="ce42" table:formula="of:=[$Mechanics.$H$15]" office:value-type="float" office:value="0">
            <text:p>0</text:p>
          </table:table-cell>
          <table:table-cell table:style-name="ce42" table:formula="of:=[$Mechanics.$H$16]" office:value-type="float" office:value="48">
            <text:p>48</text:p>
          </table:table-cell>
          <table:table-cell table:style-name="ce42" table:formula="of:=[$Mechanics.$H$17]" office:value-type="float" office:value="50">
            <text:p>50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ce21" table:formula="of:=MOD([.A33];12)" office:value-type="float" office:value="6">
            <text:p>6</text:p>
          </table:table-cell>
          <table:table-cell table:style-name="ce21" table:formula="of:=MOD([.B33];12)" office:value-type="float" office:value="2">
            <text:p>2</text:p>
          </table:table-cell>
          <table:table-cell table:style-name="ce21" table:formula="of:=MOD([.C33];12)" office:value-type="float" office:value="0">
            <text:p>0</text:p>
          </table:table-cell>
          <table:table-cell table:style-name="ce21" table:formula="of:=MOD([.D33];12)" office:value-type="float" office:value="3">
            <text:p>3</text:p>
          </table:table-cell>
          <table:table-cell table:style-name="ce21" table:formula="of:=MOD([.E33];12)" office:value-type="float" office:value="3">
            <text:p>3</text:p>
          </table:table-cell>
          <table:table-cell table:style-name="ce21" table:formula="of:=MOD([.F33];12)" office:value-type="float" office:value="3">
            <text:p>3</text:p>
          </table:table-cell>
          <table:table-cell table:style-name="ce21" table:formula="of:=MOD([.G33];12)" office:value-type="float" office:value="0">
            <text:p>0</text:p>
          </table:table-cell>
          <table:table-cell table:style-name="ce21" table:formula="of:=MOD([.H33];12)" office:value-type="float" office:value="3">
            <text:p>3</text:p>
          </table:table-cell>
          <table:table-cell table:style-name="ce21" table:formula="of:=MOD([.I33];12)" office:value-type="float" office:value="0">
            <text:p>0</text:p>
          </table:table-cell>
          <table:table-cell table:style-name="ce21" table:formula="of:=MOD([.J33];12)" office:value-type="float" office:value="0">
            <text:p>0</text:p>
          </table:table-cell>
          <table:table-cell table:formula="of:=MOD([.K33];12)" office:value-type="float" office:value="2">
            <text:p>2</text:p>
          </table:table-cell>
          <table:table-cell table:style-name="ce21" table:formula="of:=MOD([.L33];12)" office:value-type="float" office:value="8">
            <text:p>8</text:p>
          </table:table-cell>
          <table:table-cell table:style-name="ce21" table:formula="of:=MOD([.M33];12)" office:value-type="float" office:value="0">
            <text:p>0</text:p>
          </table:table-cell>
          <table:table-cell table:style-name="ce21" table:formula="of:=MOD([.N33];12)" office:value-type="float" office:value="0">
            <text:p>0</text:p>
          </table:table-cell>
          <table:table-cell table:style-name="ce21" table:formula="of:=MOD([.O33];12)" office:value-type="float" office:value="0">
            <text:p>0</text:p>
          </table:table-cell>
          <table:table-cell table:style-name="ce21" table:formula="of:=MOD([.P33];12)" office:value-type="float" office:value="2">
            <text:p>2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formula="of:=IF([.A33]=0;&quot;X&quot;;[.A34])" office:value-type="float" office:value="6">
            <text:p>6</text:p>
          </table:table-cell>
          <table:table-cell table:formula="of:=IF([.B33]=0;&quot;X&quot;;[.B34])" office:value-type="float" office:value="2">
            <text:p>2</text:p>
          </table:table-cell>
          <table:table-cell table:formula="of:=IF([.C33]=0;&quot;X&quot;;[.C34])" office:value-type="string" office:string-value="X">
            <text:p>X</text:p>
          </table:table-cell>
          <table:table-cell table:formula="of:=IF([.D33]=0;&quot;X&quot;;[.D34])" office:value-type="float" office:value="3">
            <text:p>3</text:p>
          </table:table-cell>
          <table:table-cell table:formula="of:=IF([.E33]=0;&quot;X&quot;;[.E34])" office:value-type="float" office:value="3">
            <text:p>3</text:p>
          </table:table-cell>
          <table:table-cell table:formula="of:=IF([.F33]=0;&quot;X&quot;;[.F34])" office:value-type="float" office:value="3">
            <text:p>3</text:p>
          </table:table-cell>
          <table:table-cell table:formula="of:=IF([.G33]=0;&quot;X&quot;;[.G34])" office:value-type="string" office:string-value="X">
            <text:p>X</text:p>
          </table:table-cell>
          <table:table-cell table:formula="of:=IF([.H33]=0;&quot;X&quot;;[.H34])" office:value-type="float" office:value="3">
            <text:p>3</text:p>
          </table:table-cell>
          <table:table-cell table:formula="of:=IF([.I33]=0;&quot;X&quot;;[.I34])" office:value-type="string" office:string-value="X">
            <text:p>X</text:p>
          </table:table-cell>
          <table:table-cell table:formula="of:=IF([.J33]=0;&quot;X&quot;;[.J34])" office:value-type="string" office:string-value="X">
            <text:p>X</text:p>
          </table:table-cell>
          <table:table-cell table:style-name="ce4" table:formula="of:=IF([.K33]=0;&quot;X&quot;;[.K34])" office:value-type="float" office:value="2">
            <text:p>2</text:p>
          </table:table-cell>
          <table:table-cell table:formula="of:=IF([.L33]=0;&quot;X&quot;;[.L34])" office:value-type="float" office:value="8">
            <text:p>8</text:p>
          </table:table-cell>
          <table:table-cell table:formula="of:=IF([.M33]=0;&quot;X&quot;;[.M34])" office:value-type="float" office:value="0">
            <text:p>0</text:p>
          </table:table-cell>
          <table:table-cell table:formula="of:=IF([.N33]=0;&quot;X&quot;;[.N34])" office:value-type="string" office:string-value="X">
            <text:p>X</text:p>
          </table:table-cell>
          <table:table-cell table:formula="of:=IF([.O33]=0;&quot;X&quot;;[.O34])" office:value-type="float" office:value="0">
            <text:p>0</text:p>
          </table:table-cell>
          <table:table-cell table:formula="of:=IF([.P33]=0;&quot;X&quot;;[.P34])" office:value-type="float" office:value="2">
            <text:p>2</text:p>
          </table:table-cell>
          <table:table-cell table:style-name="Default" table:number-columns-repeated="3"/>
          <table:table-cell table:number-columns-repeated="218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ce21" office:value-type="string">
            <text:p>Title / Score</text:p>
          </table:table-cell>
          <table:table-cell table:style-name="Default" table:number-columns-repeated="18"/>
          <table:table-cell table:number-columns-repeated="218"/>
        </table:table-row>
        <table:table-row table:style-name="ro1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7-3-X-4-4-4-X-4-X-X-3-9-1-X-1-3~6">
            <text:p>7-3-X-4-4-4-X-4-X-X-3-9-1-X-1-3~6</text:p>
          </table:table-cell>
          <table:table-cell table:style-name="Default" table:number-columns-repeated="18"/>
          <table:table-cell table:number-columns-repeated="218"/>
        </table:table-row>
        <table:table-row table:style-name="ro1">
          <table:table-cell table:style-name="Default" table:number-columns-repeated="19"/>
          <table:table-cell table:number-columns-repeated="218"/>
        </table:table-row>
        <table:table-row table:style-name="ro1">
          <table:table-cell table:style-name="Default" table:number-columns-repeated="4"/>
          <table:table-cell table:style-name="Default"/>
          <table:table-cell table:style-name="Default" table:number-columns-repeated="14"/>
          <table:table-cell table:number-columns-repeated="21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3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34"/>
        </table:table-row>
        <table:table-row table:style-name="ro4">
          <table:table-cell table:style-name="ce44"/>
          <table:table-cell/>
          <table:table-cell table:style-name="Default"/>
          <table:table-cell table:number-columns-repeated="234"/>
        </table:table-row>
        <table:table-row table:style-name="ro4">
          <table:table-cell table:number-columns-repeated="2"/>
          <table:table-cell table:style-name="Default"/>
          <table:table-cell table:number-columns-repeated="234"/>
        </table:table-row>
        <table:table-row table:style-name="ro4" table:number-rows-repeated="6">
          <table:table-cell table:style-name="Default"/>
          <table:table-cell/>
          <table:table-cell table:style-name="Default"/>
          <table:table-cell table:number-columns-repeated="234"/>
        </table:table-row>
        <table:table-row table:style-name="ro4" table:number-rows-repeated="2">
          <table:table-cell table:style-name="Default" table:number-columns-repeated="3"/>
          <table:table-cell table:number-columns-repeated="234"/>
        </table:table-row>
        <table:table-row table:style-name="ro4" table:number-rows-repeated="11">
          <table:table-cell table:style-name="Default"/>
          <table:table-cell table:number-columns-repeated="236"/>
        </table:table-row>
        <table:table-row table:style-name="ro4" table:number-rows-repeated="71">
          <table:table-cell table:number-columns-repeated="237"/>
        </table:table-row>
        <table:table-row table:style-name="ro4">
          <table:table-cell table:number-columns-repeated="3"/>
          <table:table-cell/>
          <table:table-cell table:number-columns-repeated="233"/>
        </table:table-row>
        <table:table-row table:style-name="ro4" table:number-rows-repeated="1048438">
          <table:table-cell table:number-columns-repeated="237"/>
        </table:table-row>
        <table:table-row table:style-name="ro4">
          <table:table-cell table:number-columns-repeated="237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  <table:database-ranges>
        <table:database-range table:target-range-address="Mechanics.A29:Mechanics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22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22:06:09</dc:date>
    <dc:creator>Cory Arcangel</dc:creator>
    <meta:generator>OpenOffice/4.1.9$Unix OpenOffice.org_project/419m1$Build-9805</meta:generator>
    <meta:editing-duration>PT1H48M46S</meta:editing-duration>
    <meta:editing-cycles>14</meta:editing-cycles>
    <meta:printed-by>Cory Arcangel</meta:printed-by>
    <meta:print-date>2024-01-11T21:22:24</meta:print-date>
    <meta:document-statistic meta:table-count="3" meta:cell-count="1461" meta:object-count="0"/>
  </office:meta>
</office:document-meta>
</file>